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806cm" style:rel-column-width="14676*"/>
    </style:style>
    <style:style style:name="Tabla1.B" style:family="table-column">
      <style:table-column-properties style:column-width="13.194cm" style:rel-column-width="5085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803cm" style:rel-column-width="2156*"/>
    </style:style>
    <style:style style:name="Tabla3.B" style:family="table-column">
      <style:table-column-properties style:column-width="13.197cm" style:rel-column-width="7482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806cm" style:rel-column-width="2160*"/>
    </style:style>
    <style:style style:name="Tabla5.B" style:family="table-column">
      <style:table-column-properties style:column-width="13.194cm" style:rel-column-width="748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806cm" style:rel-column-width="2160*"/>
    </style:style>
    <style:style style:name="Tabla7.B" style:family="table-column">
      <style:table-column-properties style:column-width="13.194cm" style:rel-column-width="7485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806cm" style:rel-column-width="2160*"/>
    </style:style>
    <style:style style:name="Tabla9.B" style:family="table-column">
      <style:table-column-properties style:column-width="13.194cm" style:rel-column-width="7485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806cm" style:rel-column-width="2160*"/>
    </style:style>
    <style:style style:name="Tabla11.B" style:family="table-column">
      <style:table-column-properties style:column-width="13.194cm" style:rel-column-width="7485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806cm" style:rel-column-width="2160*"/>
    </style:style>
    <style:style style:name="Tabla13.B" style:family="table-column">
      <style:table-column-properties style:column-width="13.194cm" style:rel-column-width="7485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8.5cm" style:rel-column-width="32767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806cm" style:rel-column-width="2160*"/>
    </style:style>
    <style:style style:name="Tabla15.B" style:family="table-column">
      <style:table-column-properties style:column-width="13.194cm" style:rel-column-width="7485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8.5cm" style:rel-column-width="32767*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806cm" style:rel-column-width="2160*"/>
    </style:style>
    <style:style style:name="Tabla17.B" style:family="table-column">
      <style:table-column-properties style:column-width="13.194cm" style:rel-column-width="7485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3.806cm" style:rel-column-width="2160*"/>
    </style:style>
    <style:style style:name="Tabla19.B" style:family="table-column">
      <style:table-column-properties style:column-width="13.194cm" style:rel-column-width="7485*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7*"/>
    </style:style>
    <style:style style:name="Tab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la20.B1" style:family="table-cell">
      <style:table-cell-properties fo:padding="0.097cm" fo:border="0.5pt solid #000000"/>
    </style:style>
    <style:style style:name="Tabla20.A2" style:family="table-cell">
      <style:table-cell-properties fo:padding="0.097cm" fo:border-left="0.5pt solid #000000" fo:border-right="none" fo:border-top="none" fo:border-bottom="0.5pt solid #000000"/>
    </style:style>
    <style:style style:name="Tab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3.806cm" style:rel-column-width="2160*"/>
    </style:style>
    <style:style style:name="Tabla21.B" style:family="table-column">
      <style:table-column-properties style:column-width="13.194cm" style:rel-column-width="7485*"/>
    </style:style>
    <style:style style:name="Tab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la21.B1" style:family="table-cell">
      <style:table-cell-properties fo:padding="0.097cm" fo:border="0.5pt solid #000000"/>
    </style:style>
    <style:style style:name="Tabla21.A2" style:family="table-cell">
      <style:table-cell-properties fo:padding="0.097cm" fo:border-left="0.5pt solid #000000" fo:border-right="none" fo:border-top="none" fo:border-bottom="0.5pt solid #000000"/>
    </style:style>
    <style:style style:name="Tabla2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8.5cm" style:rel-column-width="32767*"/>
    </style:style>
    <style:style style:name="Tab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2.B1" style:family="table-cell">
      <style:table-cell-properties fo:padding="0.097cm" fo:border="0.5pt solid #000000"/>
    </style:style>
    <style:style style:name="Tabla22.A2" style:family="table-cell">
      <style:table-cell-properties fo:padding="0.097cm" fo:border-left="0.5pt solid #000000" fo:border-right="none" fo:border-top="none" fo:border-bottom="0.5pt solid #000000"/>
    </style:style>
    <style:style style:name="Tab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3.806cm" style:rel-column-width="2160*"/>
    </style:style>
    <style:style style:name="Tabla23.B" style:family="table-column">
      <style:table-column-properties style:column-width="13.194cm" style:rel-column-width="7485*"/>
    </style:style>
    <style:style style:name="Tab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la23.B1" style:family="table-cell">
      <style:table-cell-properties fo:padding="0.097cm" fo:border="0.5pt solid #000000"/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8.5cm" style:rel-column-width="32767*"/>
    </style:style>
    <style:style style:name="Tab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la24.B1" style:family="table-cell">
      <style:table-cell-properties fo:padding="0.097cm" fo:border="0.5pt solid #000000"/>
    </style:style>
    <style:style style:name="Tabla24.A2" style:family="table-cell">
      <style:table-cell-properties fo:padding="0.097cm" fo:border-left="0.5pt solid #000000" fo:border-right="none" fo:border-top="none" fo:border-bottom="0.5pt solid #000000"/>
    </style:style>
    <style:style style:name="Tabla2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3.806cm" style:rel-column-width="2160*"/>
    </style:style>
    <style:style style:name="Tabla25.B" style:family="table-column">
      <style:table-column-properties style:column-width="13.194cm" style:rel-column-width="7485*"/>
    </style:style>
    <style:style style:name="Tab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la25.B1" style:family="table-cell">
      <style:table-cell-properties fo:padding="0.097cm" fo:border="0.5pt solid #000000"/>
    </style:style>
    <style:style style:name="Tabla25.A2" style:family="table-cell">
      <style:table-cell-properties fo:padding="0.097cm" fo:border-left="0.5pt solid #000000" fo:border-right="none" fo:border-top="none" fo:border-bottom="0.5pt solid #000000"/>
    </style:style>
    <style:style style:name="Tab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la26.B1" style:family="table-cell">
      <style:table-cell-properties fo:padding="0.097cm" fo:border="0.5pt solid #000000"/>
    </style:style>
    <style:style style:name="Tabla26.A2" style:family="table-cell">
      <style:table-cell-properties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3.806cm" style:rel-column-width="2160*"/>
    </style:style>
    <style:style style:name="Tabla27.B" style:family="table-column">
      <style:table-column-properties style:column-width="13.194cm" style:rel-column-width="7485*"/>
    </style:style>
    <style:style style:name="Tab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la27.B1" style:family="table-cell">
      <style:table-cell-properties fo:padding="0.097cm" fo:border="0.5pt solid #000000"/>
    </style:style>
    <style:style style:name="Tabla27.A2" style:family="table-cell">
      <style:table-cell-properties fo:padding="0.097cm" fo:border-left="0.5pt solid #000000" fo:border-right="none" fo:border-top="none" fo:border-bottom="0.5pt solid #000000"/>
    </style:style>
    <style:style style:name="Tabla27.B2" style:family="table-cell">
      <style:table-cell-properties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8.5cm" style:rel-column-width="32767*"/>
    </style:style>
    <style:style style:name="Tabla28.A1" style:family="table-cell">
      <style:table-cell-properties fo:padding="0.097cm" fo:border-left="0.5pt solid #000000" fo:border-right="none" fo:border-top="0.5pt solid #000000" fo:border-bottom="0.5pt solid #000000"/>
    </style:style>
    <style:style style:name="Tabla28.B1" style:family="table-cell">
      <style:table-cell-properties fo:padding="0.097cm" fo:border="0.5pt solid #000000"/>
    </style:style>
    <style:style style:name="Tabla28.A2" style:family="table-cell">
      <style:table-cell-properties fo:padding="0.097cm" fo:border-left="0.5pt solid #000000" fo:border-right="none" fo:border-top="none" fo:border-bottom="0.5pt solid #000000"/>
    </style:style>
    <style:style style:name="Tabla28.B2" style:family="table-cell">
      <style:table-cell-properties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3.806cm" style:rel-column-width="2160*"/>
    </style:style>
    <style:style style:name="Tabla29.B" style:family="table-column">
      <style:table-column-properties style:column-width="13.194cm" style:rel-column-width="7485*"/>
    </style:style>
    <style:style style:name="Tabla29.A1" style:family="table-cell">
      <style:table-cell-properties fo:padding="0.097cm" fo:border-left="0.5pt solid #000000" fo:border-right="none" fo:border-top="0.5pt solid #000000" fo:border-bottom="0.5pt solid #000000"/>
    </style:style>
    <style:style style:name="Tabla29.B1" style:family="table-cell">
      <style:table-cell-properties fo:padding="0.097cm" fo:border="0.5pt solid #000000"/>
    </style:style>
    <style:style style:name="Tabla29.A2" style:family="table-cell">
      <style:table-cell-properties fo:padding="0.097cm" fo:border-left="0.5pt solid #000000" fo:border-right="none" fo:border-top="none" fo:border-bottom="0.5pt solid #000000"/>
    </style:style>
    <style:style style:name="Tabla29.B2" style:family="table-cell">
      <style:table-cell-properties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8.5cm" style:rel-column-width="32767*"/>
    </style:style>
    <style:style style:name="Tabla30.A1" style:family="table-cell">
      <style:table-cell-properties fo:padding="0.097cm" fo:border-left="0.5pt solid #000000" fo:border-right="none" fo:border-top="0.5pt solid #000000" fo:border-bottom="0.5pt solid #000000"/>
    </style:style>
    <style:style style:name="Tabla30.B1" style:family="table-cell">
      <style:table-cell-properties fo:padding="0.097cm" fo:border="0.5pt solid #000000"/>
    </style:style>
    <style:style style:name="Tabla30.A2" style:family="table-cell">
      <style:table-cell-properties fo:padding="0.097cm" fo:border-left="0.5pt solid #000000" fo:border-right="none" fo:border-top="none" fo:border-bottom="0.5pt solid #000000"/>
    </style:style>
    <style:style style:name="Tabla30.B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3.806cm" style:rel-column-width="2160*"/>
    </style:style>
    <style:style style:name="Tabla31.B" style:family="table-column">
      <style:table-column-properties style:column-width="13.194cm" style:rel-column-width="7485*"/>
    </style:style>
    <style:style style:name="Tabla31.A1" style:family="table-cell">
      <style:table-cell-properties fo:padding="0.097cm" fo:border-left="0.5pt solid #000000" fo:border-right="none" fo:border-top="0.5pt solid #000000" fo:border-bottom="0.5pt solid #000000"/>
    </style:style>
    <style:style style:name="Tabla31.B1" style:family="table-cell">
      <style:table-cell-properties fo:padding="0.097cm" fo:border="0.5pt solid #000000"/>
    </style:style>
    <style:style style:name="Tabla31.A2" style:family="table-cell">
      <style:table-cell-properties fo:padding="0.097cm" fo:border-left="0.5pt solid #000000" fo:border-right="none" fo:border-top="none" fo:border-bottom="0.5pt solid #000000"/>
    </style:style>
    <style:style style:name="Tabla3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8.5cm" style:rel-column-width="32767*"/>
    </style:style>
    <style:style style:name="Tabla32.A1" style:family="table-cell">
      <style:table-cell-properties fo:padding="0.097cm" fo:border-left="0.5pt solid #000000" fo:border-right="none" fo:border-top="0.5pt solid #000000" fo:border-bottom="0.5pt solid #000000"/>
    </style:style>
    <style:style style:name="Tabla32.B1" style:family="table-cell">
      <style:table-cell-properties fo:padding="0.097cm" fo:border="0.5pt solid #000000"/>
    </style:style>
    <style:style style:name="Tabla32.A2" style:family="table-cell">
      <style:table-cell-properties fo:padding="0.097cm" fo:border-left="0.5pt solid #000000" fo:border-right="none" fo:border-top="none" fo:border-bottom="0.5pt solid #000000"/>
    </style:style>
    <style:style style:name="Tabla3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3.806cm" style:rel-column-width="2160*"/>
    </style:style>
    <style:style style:name="Tabla33.B" style:family="table-column">
      <style:table-column-properties style:column-width="13.194cm" style:rel-column-width="7485*"/>
    </style:style>
    <style:style style:name="Tabla3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3.B1" style:family="table-cell">
      <style:table-cell-properties fo:padding="0.097cm" fo:border="0.5pt solid #000000"/>
    </style:style>
    <style:style style:name="Tabla33.A2" style:family="table-cell">
      <style:table-cell-properties fo:padding="0.097cm" fo:border-left="0.5pt solid #000000" fo:border-right="none" fo:border-top="none" fo:border-bottom="0.5pt solid #000000"/>
    </style:style>
    <style:style style:name="Tabla3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8.5cm" style:rel-column-width="32767*"/>
    </style:style>
    <style:style style:name="Tabla34.A1" style:family="table-cell">
      <style:table-cell-properties fo:padding="0.097cm" fo:border-left="0.5pt solid #000000" fo:border-right="none" fo:border-top="0.5pt solid #000000" fo:border-bottom="0.5pt solid #000000"/>
    </style:style>
    <style:style style:name="Tabla34.B1" style:family="table-cell">
      <style:table-cell-properties fo:padding="0.097cm" fo:border="0.5pt solid #000000"/>
    </style:style>
    <style:style style:name="Tabla34.A2" style:family="table-cell">
      <style:table-cell-properties fo:padding="0.097cm" fo:border-left="0.5pt solid #000000" fo:border-right="none" fo:border-top="none" fo:border-bottom="0.5pt solid #000000"/>
    </style:style>
    <style:style style:name="Tabla34.B2" style:family="table-cell">
      <style:table-cell-properties fo:padding="0.097cm" fo:border-left="0.5pt solid #000000" fo:border-right="0.5pt solid #000000" fo:border-top="none" fo:border-bottom="0.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3.806cm" style:rel-column-width="2160*"/>
    </style:style>
    <style:style style:name="Tabla35.B" style:family="table-column">
      <style:table-column-properties style:column-width="13.194cm" style:rel-column-width="7485*"/>
    </style:style>
    <style:style style:name="Tabla35.A1" style:family="table-cell">
      <style:table-cell-properties fo:padding="0.097cm" fo:border-left="0.5pt solid #000000" fo:border-right="none" fo:border-top="0.5pt solid #000000" fo:border-bottom="0.5pt solid #000000"/>
    </style:style>
    <style:style style:name="Tabla35.B1" style:family="table-cell">
      <style:table-cell-properties fo:padding="0.097cm" fo:border="0.5pt solid #000000"/>
    </style:style>
    <style:style style:name="Tabla35.A2" style:family="table-cell">
      <style:table-cell-properties fo:padding="0.097cm" fo:border-left="0.5pt solid #000000" fo:border-right="none" fo:border-top="none" fo:border-bottom="0.5pt solid #000000"/>
    </style:style>
    <style:style style:name="Tabla35.B2" style:family="table-cell">
      <style:table-cell-properties fo:padding="0.097cm" fo:border-left="0.5pt solid #000000" fo:border-right="0.5pt solid #000000" fo:border-top="none" fo:border-bottom="0.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8.5cm" style:rel-column-width="32767*"/>
    </style:style>
    <style:style style:name="Tabla36.A1" style:family="table-cell">
      <style:table-cell-properties fo:padding="0.097cm" fo:border-left="0.5pt solid #000000" fo:border-right="none" fo:border-top="0.5pt solid #000000" fo:border-bottom="0.5pt solid #000000"/>
    </style:style>
    <style:style style:name="Tabla36.B1" style:family="table-cell">
      <style:table-cell-properties fo:padding="0.097cm" fo:border="0.5pt solid #000000"/>
    </style:style>
    <style:style style:name="Tabla36.A2" style:family="table-cell">
      <style:table-cell-properties fo:padding="0.097cm" fo:border-left="0.5pt solid #000000" fo:border-right="none" fo:border-top="none" fo:border-bottom="0.5pt solid #000000"/>
    </style:style>
    <style:style style:name="Tabla3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Table_20_Contents">
      <style:text-properties style:font-name="Liberation Mono" officeooo:rsid="00140a26" officeooo:paragraph-rsid="00140a26"/>
    </style:style>
    <style:style style:name="P3" style:family="paragraph" style:parent-style-name="Table_20_Contents">
      <style:text-properties style:font-name="Liberation Mono"/>
    </style:style>
    <style:style style:name="P4" style:family="paragraph" style:parent-style-name="Table_20_Contents">
      <style:text-properties style:font-name="Liberation Mono" officeooo:rsid="0014fb50" officeooo:paragraph-rsid="0014fb50"/>
    </style:style>
    <style:style style:name="P5" style:family="paragraph" style:parent-style-name="Table_20_Contents">
      <style:text-properties style:font-name="Liberation Mono" fo:font-size="12pt" officeooo:paragraph-rsid="0014fb50" style:font-size-asian="12pt" style:font-size-complex="12pt"/>
    </style:style>
    <style:style style:name="P6" style:family="paragraph" style:parent-style-name="Standard">
      <style:text-properties style:font-name="Liberation Mono"/>
    </style:style>
    <style:style style:name="P7" style:family="paragraph" style:parent-style-name="Standard">
      <style:text-properties style:font-name="Liberation Mono" officeooo:rsid="0015efeb" officeooo:paragraph-rsid="0015efeb"/>
    </style:style>
    <style:style style:name="P8" style:family="paragraph" style:parent-style-name="Standard">
      <style:text-properties style:font-name="Liberation Mono" officeooo:rsid="0016dd1b" officeooo:paragraph-rsid="0016dd1b"/>
    </style:style>
    <style:style style:name="P9" style:family="paragraph" style:parent-style-name="Standard">
      <style:text-properties style:font-name="Liberation Mono" officeooo:rsid="0019ebc8" officeooo:paragraph-rsid="0019ebc8"/>
    </style:style>
    <style:style style:name="P10" style:family="paragraph" style:parent-style-name="Standard">
      <style:text-properties style:font-name="Liberation Mono" officeooo:rsid="001bda7a" officeooo:paragraph-rsid="001bda7a"/>
    </style:style>
    <style:style style:name="P11" style:family="paragraph" style:parent-style-name="Standard">
      <style:text-properties style:font-name="Liberation Mono" officeooo:rsid="001c4bf4" officeooo:paragraph-rsid="001c4bf4"/>
    </style:style>
    <style:style style:name="P12" style:family="paragraph" style:parent-style-name="Standard">
      <style:text-properties style:font-name="Liberation Mono" officeooo:rsid="001fbcc9" officeooo:paragraph-rsid="001fbcc9"/>
    </style:style>
    <style:style style:name="P13" style:family="paragraph" style:parent-style-name="Standard">
      <style:text-properties style:font-name="Liberation Mono" officeooo:rsid="0021627c" officeooo:paragraph-rsid="0021627c"/>
    </style:style>
    <style:style style:name="P14" style:family="paragraph" style:parent-style-name="Standard">
      <style:text-properties style:font-name="Liberation Mono" officeooo:rsid="00225024" officeooo:paragraph-rsid="00225024"/>
    </style:style>
    <style:style style:name="P15" style:family="paragraph" style:parent-style-name="Standard">
      <style:text-properties style:font-name="Liberation Mono" officeooo:rsid="00234dd7" officeooo:paragraph-rsid="00234dd7"/>
    </style:style>
    <style:style style:name="P16" style:family="paragraph" style:parent-style-name="Standard">
      <style:text-properties style:font-name="Liberation Mono" officeooo:rsid="002542cc" officeooo:paragraph-rsid="002542cc"/>
    </style:style>
    <style:style style:name="P17" style:family="paragraph" style:parent-style-name="Standard">
      <style:text-properties style:font-name="Liberation Mono" officeooo:rsid="00267011" officeooo:paragraph-rsid="00267011"/>
    </style:style>
    <style:style style:name="P18" style:family="paragraph" style:parent-style-name="Standard">
      <style:text-properties style:font-name="Liberation Mono" officeooo:rsid="00273b8c" officeooo:paragraph-rsid="00273b8c"/>
    </style:style>
    <style:style style:name="P19" style:family="paragraph" style:parent-style-name="Standard">
      <style:text-properties style:font-name="Liberation Mono" officeooo:rsid="00282518" officeooo:paragraph-rsid="00282518"/>
    </style:style>
    <style:style style:name="P20" style:family="paragraph" style:parent-style-name="Standard">
      <style:text-properties style:font-name="Liberation Mono" officeooo:rsid="00292ea5" officeooo:paragraph-rsid="00292ea5"/>
    </style:style>
    <style:style style:name="P21" style:family="paragraph" style:parent-style-name="Standard">
      <style:text-properties style:font-name="Liberation Mono" officeooo:rsid="002c2540" officeooo:paragraph-rsid="002c2540"/>
    </style:style>
    <style:style style:name="P22" style:family="paragraph" style:parent-style-name="Standard">
      <style:text-properties style:font-name="Liberation Mono" officeooo:rsid="002df046" officeooo:paragraph-rsid="002df046"/>
    </style:style>
    <style:style style:name="P23" style:family="paragraph" style:parent-style-name="Standard">
      <style:text-properties style:font-name="Liberation Mono" officeooo:rsid="002e8e17" officeooo:paragraph-rsid="002e8e17"/>
    </style:style>
    <style:style style:name="P24" style:family="paragraph" style:parent-style-name="Standard">
      <style:text-properties style:font-name="Liberation Mono" officeooo:rsid="00305b0d" officeooo:paragraph-rsid="00305b0d"/>
    </style:style>
    <style:style style:name="P25" style:family="paragraph" style:parent-style-name="Table_20_Contents">
      <style:text-properties style:font-name="Liberation Mono" officeooo:rsid="0014fb50" officeooo:paragraph-rsid="0014fb50"/>
    </style:style>
    <style:style style:name="P26" style:family="paragraph" style:parent-style-name="Table_20_Contents">
      <style:text-properties style:font-name="Liberation Mono" officeooo:rsid="0015efeb" officeooo:paragraph-rsid="0015efeb"/>
    </style:style>
    <style:style style:name="P27" style:family="paragraph" style:parent-style-name="Table_20_Contents">
      <style:text-properties style:font-name="Liberation Mono"/>
    </style:style>
    <style:style style:name="P28" style:family="paragraph" style:parent-style-name="Table_20_Contents">
      <style:text-properties style:font-name="Liberation Mono" officeooo:rsid="001412ce" officeooo:paragraph-rsid="0016dd1b"/>
    </style:style>
    <style:style style:name="P29" style:family="paragraph" style:parent-style-name="Table_20_Contents">
      <style:text-properties style:font-name="Liberation Mono" officeooo:rsid="0016dd1b" officeooo:paragraph-rsid="0016dd1b"/>
    </style:style>
    <style:style style:name="P30" style:family="paragraph" style:parent-style-name="Table_20_Contents">
      <style:text-properties style:font-name="Liberation Mono" officeooo:rsid="0018267e" officeooo:paragraph-rsid="0018267e"/>
    </style:style>
    <style:style style:name="P31" style:family="paragraph" style:parent-style-name="Table_20_Contents">
      <style:text-properties style:font-name="Liberation Mono" officeooo:rsid="0019ebc8" officeooo:paragraph-rsid="0019ebc8"/>
    </style:style>
    <style:style style:name="P32" style:family="paragraph" style:parent-style-name="Table_20_Contents">
      <style:text-properties style:font-name="Liberation Mono" officeooo:rsid="00149ee5" officeooo:paragraph-rsid="0019ebc8"/>
    </style:style>
    <style:style style:name="P33" style:family="paragraph" style:parent-style-name="Table_20_Contents">
      <style:text-properties style:font-name="Liberation Mono" officeooo:rsid="001bda7a" officeooo:paragraph-rsid="001bda7a"/>
    </style:style>
    <style:style style:name="P34" style:family="paragraph" style:parent-style-name="Table_20_Contents">
      <style:text-properties style:font-name="Liberation Mono" officeooo:rsid="0010514c" officeooo:paragraph-rsid="001bda7a"/>
    </style:style>
    <style:style style:name="P35" style:family="paragraph" style:parent-style-name="Table_20_Contents">
      <style:text-properties style:font-name="Liberation Mono" officeooo:rsid="001c4bf4" officeooo:paragraph-rsid="001c4bf4"/>
    </style:style>
    <style:style style:name="P36" style:family="paragraph" style:parent-style-name="Table_20_Contents">
      <style:text-properties style:font-name="Liberation Mono" officeooo:rsid="0016f8dc" officeooo:paragraph-rsid="001c4bf4"/>
    </style:style>
    <style:style style:name="P37" style:family="paragraph" style:parent-style-name="Table_20_Contents">
      <style:text-properties style:font-name="Liberation Mono" officeooo:rsid="001e2d24" officeooo:paragraph-rsid="001e2d24"/>
    </style:style>
    <style:style style:name="P38" style:family="paragraph" style:parent-style-name="Table_20_Contents">
      <style:text-properties style:font-name="Liberation Mono" officeooo:rsid="001f26a4" officeooo:paragraph-rsid="001f26a4"/>
    </style:style>
    <style:style style:name="P39" style:family="paragraph" style:parent-style-name="Table_20_Contents">
      <style:text-properties style:font-name="Liberation Mono" officeooo:rsid="0017d4a4" officeooo:paragraph-rsid="001f26a4"/>
    </style:style>
    <style:style style:name="P40" style:family="paragraph" style:parent-style-name="Table_20_Contents">
      <style:text-properties style:font-name="Liberation Mono" officeooo:rsid="001fbcc9" officeooo:paragraph-rsid="001fbcc9"/>
    </style:style>
    <style:style style:name="P41" style:family="paragraph" style:parent-style-name="Table_20_Contents">
      <style:text-properties style:font-name="Liberation Mono" officeooo:rsid="0019cbcf" officeooo:paragraph-rsid="001fbcc9"/>
    </style:style>
    <style:style style:name="P42" style:family="paragraph" style:parent-style-name="Table_20_Contents">
      <style:text-properties style:font-name="Liberation Mono" officeooo:rsid="0019cbcf" officeooo:paragraph-rsid="0021627c"/>
    </style:style>
    <style:style style:name="P43" style:family="paragraph" style:parent-style-name="Table_20_Contents">
      <style:text-properties style:font-name="Liberation Mono" officeooo:rsid="0021627c" officeooo:paragraph-rsid="0021627c"/>
    </style:style>
    <style:style style:name="P44" style:family="paragraph" style:parent-style-name="Table_20_Contents">
      <style:text-properties style:font-name="Liberation Mono" officeooo:rsid="0021e6ce" officeooo:paragraph-rsid="0021e6ce"/>
    </style:style>
    <style:style style:name="P45" style:family="paragraph" style:parent-style-name="Table_20_Contents">
      <style:text-properties style:font-name="Liberation Mono" officeooo:rsid="00225024" officeooo:paragraph-rsid="00225024"/>
    </style:style>
    <style:style style:name="P46" style:family="paragraph" style:parent-style-name="Table_20_Contents">
      <style:text-properties style:font-name="Liberation Mono" officeooo:rsid="001b1cb7" officeooo:paragraph-rsid="00225024"/>
    </style:style>
    <style:style style:name="P47" style:family="paragraph" style:parent-style-name="Table_20_Contents">
      <style:text-properties style:font-name="Liberation Mono" officeooo:rsid="00234dd7" officeooo:paragraph-rsid="00234dd7"/>
    </style:style>
    <style:style style:name="P48" style:family="paragraph" style:parent-style-name="Table_20_Contents">
      <style:text-properties style:font-name="Liberation Mono" officeooo:rsid="002542cc" officeooo:paragraph-rsid="002542cc"/>
    </style:style>
    <style:style style:name="P49" style:family="paragraph" style:parent-style-name="Table_20_Contents">
      <style:text-properties style:font-name="Liberation Mono" officeooo:rsid="001cfee5" officeooo:paragraph-rsid="002542cc"/>
    </style:style>
    <style:style style:name="P50" style:family="paragraph" style:parent-style-name="Table_20_Contents">
      <style:text-properties style:font-name="Liberation Mono" officeooo:rsid="00267011" officeooo:paragraph-rsid="00267011"/>
    </style:style>
    <style:style style:name="P51" style:family="paragraph" style:parent-style-name="Table_20_Contents">
      <style:text-properties style:font-name="Liberation Mono" officeooo:rsid="0022128f" officeooo:paragraph-rsid="00267011"/>
    </style:style>
    <style:style style:name="P52" style:family="paragraph" style:parent-style-name="Table_20_Contents">
      <style:text-properties style:font-name="Liberation Mono" officeooo:rsid="00273b8c" officeooo:paragraph-rsid="00273b8c"/>
    </style:style>
    <style:style style:name="P53" style:family="paragraph" style:parent-style-name="Table_20_Contents">
      <style:text-properties style:font-name="Liberation Mono" officeooo:rsid="0022428b" officeooo:paragraph-rsid="00273b8c"/>
    </style:style>
    <style:style style:name="P54" style:family="paragraph" style:parent-style-name="Table_20_Contents">
      <style:text-properties style:font-name="Liberation Mono" officeooo:rsid="00282518" officeooo:paragraph-rsid="00282518"/>
    </style:style>
    <style:style style:name="P55" style:family="paragraph" style:parent-style-name="Table_20_Contents">
      <style:text-properties style:font-name="Liberation Mono" officeooo:rsid="0023d9c7" officeooo:paragraph-rsid="00282518"/>
    </style:style>
    <style:style style:name="P56" style:family="paragraph" style:parent-style-name="Table_20_Contents">
      <style:text-properties style:font-name="Liberation Mono" officeooo:rsid="0023d9c7" officeooo:paragraph-rsid="00292ea5"/>
    </style:style>
    <style:style style:name="P57" style:family="paragraph" style:parent-style-name="Table_20_Contents">
      <style:text-properties style:font-name="Liberation Mono" officeooo:rsid="00292ea5" officeooo:paragraph-rsid="00292ea5"/>
    </style:style>
    <style:style style:name="P58" style:family="paragraph" style:parent-style-name="Table_20_Contents">
      <style:text-properties style:font-name="Liberation Mono" officeooo:rsid="002a4ded" officeooo:paragraph-rsid="002a4ded"/>
    </style:style>
    <style:style style:name="P59" style:family="paragraph" style:parent-style-name="Table_20_Contents">
      <style:text-properties style:font-name="Liberation Mono" officeooo:rsid="0031bf8d" officeooo:paragraph-rsid="002a4ded"/>
    </style:style>
    <style:style style:name="P60" style:family="paragraph" style:parent-style-name="Table_20_Contents">
      <style:text-properties style:font-name="Liberation Mono" officeooo:rsid="002c2540" officeooo:paragraph-rsid="002c2540"/>
    </style:style>
    <style:style style:name="P61" style:family="paragraph" style:parent-style-name="Table_20_Contents">
      <style:text-properties style:font-name="Liberation Mono" officeooo:rsid="0033b353" officeooo:paragraph-rsid="002c2540"/>
    </style:style>
    <style:style style:name="P62" style:family="paragraph" style:parent-style-name="Table_20_Contents">
      <style:text-properties style:font-name="Liberation Mono" officeooo:rsid="0033b353" officeooo:paragraph-rsid="002df046"/>
    </style:style>
    <style:style style:name="P63" style:family="paragraph" style:parent-style-name="Table_20_Contents">
      <style:text-properties style:font-name="Liberation Mono" officeooo:rsid="0033b353" officeooo:paragraph-rsid="00305b0d"/>
    </style:style>
    <style:style style:name="P64" style:family="paragraph" style:parent-style-name="Table_20_Contents">
      <style:text-properties style:font-name="Liberation Mono" officeooo:rsid="002df046" officeooo:paragraph-rsid="002df046"/>
    </style:style>
    <style:style style:name="P65" style:family="paragraph" style:parent-style-name="Table_20_Contents">
      <style:text-properties style:font-name="Liberation Mono" officeooo:rsid="002e8e17" officeooo:paragraph-rsid="002e8e17"/>
    </style:style>
    <style:style style:name="P66" style:family="paragraph" style:parent-style-name="Table_20_Contents">
      <style:text-properties style:font-name="Liberation Mono" officeooo:rsid="00305b0d" officeooo:paragraph-rsid="00305b0d"/>
    </style:style>
    <style:style style:name="T1" style:family="text">
      <style:text-properties officeooo:rsid="002b1fcc"/>
    </style:style>
    <style:style style:name="T2" style:family="text">
      <style:text-properties officeooo:rsid="003b853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fba42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b1fcc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d0137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b8530" style:text-blinking="false" fo:background-color="transparent" loext:char-shading-value="0"/>
    </style:style>
    <style:style style:name="T7" style:family="text">
      <style:text-properties officeooo:rsid="0015efeb"/>
    </style:style>
    <style:style style:name="T8" style:family="text">
      <style:text-properties officeooo:rsid="00149ee5"/>
    </style:style>
    <style:style style:name="T9" style:family="text">
      <style:text-properties officeooo:rsid="0018267e"/>
    </style:style>
    <style:style style:name="T10" style:family="text">
      <style:text-properties officeooo:rsid="001bda7a"/>
    </style:style>
    <style:style style:name="T11" style:family="text">
      <style:text-properties officeooo:rsid="0022128f"/>
    </style:style>
    <style:style style:name="T12" style:family="text">
      <style:text-properties officeooo:rsid="0013de80"/>
    </style:style>
    <style:style style:name="T13" style:family="text">
      <style:text-properties officeooo:rsid="00318229"/>
    </style:style>
    <style:style style:name="T14" style:family="text">
      <style:text-properties officeooo:rsid="0017d4a4"/>
    </style:style>
    <style:style style:name="T15" style:family="text">
      <style:text-properties officeooo:rsid="002bdd03"/>
    </style:style>
    <style:style style:name="T16" style:family="text">
      <style:text-properties officeooo:rsid="0021627c"/>
    </style:style>
    <style:style style:name="T17" style:family="text">
      <style:text-properties officeooo:rsid="0020a707"/>
    </style:style>
    <style:style style:name="T18" style:family="text">
      <style:text-properties officeooo:rsid="002542cc"/>
    </style:style>
    <style:style style:name="T19" style:family="text">
      <style:text-properties officeooo:rsid="00308017"/>
    </style:style>
    <style:style style:name="T20" style:family="text">
      <style:text-properties officeooo:rsid="0022428b"/>
    </style:style>
    <style:style style:name="T21" style:family="text">
      <style:text-properties officeooo:rsid="00282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umero:</text:p>
          </table:table-cell>
          <table:table-cell table:style-name="Tabla1.B1" office:value-type="string">
            <text:p text:style-name="P2">CU001</text:p>
          </table:table-cell>
        </table:table-row>
        <table:table-row>
          <table:table-cell table:style-name="Tabla1.A2" office:value-type="string">
            <text:p text:style-name="P2">Caso de uso:</text:p>
          </table:table-cell>
          <table:table-cell table:style-name="Tabla1.B2" office:value-type="string">
            <text:p text:style-name="P2">Registro de clientes</text:p>
          </table:table-cell>
        </table:table-row>
        <table:table-row>
          <table:table-cell table:style-name="Tabla1.A2" office:value-type="string">
            <text:p text:style-name="P2">Actores:</text:p>
          </table:table-cell>
          <table:table-cell table:style-name="Tabla1.B2" office:value-type="string">
            <text:p text:style-name="P2">Cliente </text:p>
          </table:table-cell>
        </table:table-row>
        <table:table-row>
          <table:table-cell table:style-name="Tabla1.A2" office:value-type="string">
            <text:p text:style-name="P2">Propósito:</text:p>
          </table:table-cell>
          <table:table-cell table:style-name="Tabla1.B2" office:value-type="string">
            <text:p text:style-name="P2">Crear una nueva cuenta del cliente en el sistema</text:p>
          </table:table-cell>
        </table:table-row>
        <table:table-row>
          <table:table-cell table:style-name="Tabla1.A2" office:value-type="string">
            <text:p text:style-name="P2">Precondición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Resumen:</text:p>
          </table:table-cell>
          <table:table-cell table:style-name="Tabla1.B2" office:value-type="string">
            <text:p text:style-name="P5"><text:span text:style-name="T3">El cliente ingresa su numero de teléfono, correo electrónico, dirección, </text:span><text:span text:style-name="T4">nombre, </text:span><text:span text:style-name="T3">DPI, contraseña, </text:span><text:span text:style-name="T5">presiona el botón de crear cuenta,</text:span><text:span text:style-name="T3"> </text:span><text:span text:style-name="T5">luego ingresa</text:span><text:span text:style-name="T3"> </text:span><text:span text:style-name="T6">sus</text:span><text:span text:style-name="T3"> hobbies, gustos, una descripción y una foto, </text:span><text:span text:style-name="T6">presiona el botón de </text:span><text:span text:style-name="T5">finalizar</text:span><text:span text:style-name="T3">.</text:span></text:p>
          </table:table-cell>
        </table:table-row>
        <table:table-row>
          <table:table-cell table:style-name="Tabla1.A2" office:value-type="string">
            <text:p text:style-name="P2">Tipo:</text:p>
          </table:table-cell>
          <table:table-cell table:style-name="Tabla1.B2" office:value-type="string">
            <text:p text:style-name="P2">Primario</text:p>
          </table:table-cell>
        </table:table-row>
        <table:table-row>
          <table:table-cell table:style-name="Tabla1.A2" office:value-type="string">
            <text:p text:style-name="P2">Referencias:</text:p>
          </table:table-cell>
          <table:table-cell table:style-name="Tabla1.B2" office:value-type="string">
            <text:p text:style-name="P26">CU004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Acción de los actores</text:p>
          </table:table-cell>
          <table:table-cell table:style-name="Tabla2.B1" office:value-type="string">
            <text:p text:style-name="P2">Respuesta del sistema</text:p>
          </table:table-cell>
        </table:table-row>
        <table:table-row>
          <table:table-cell table:style-name="Tabla2.A2" office:value-type="string">
            <text:p text:style-name="P4">1.comienza cuando el cliente navega al apartado de crear cuenta</text:p>
          </table:table-cell>
          <table:table-cell table:style-name="Tabla2.B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4">2.ingresa cada uno de sus datos, nombre, contraseña y correo electrónico y presiona el botón de crear cuenta</text:p>
          </table:table-cell>
          <table:table-cell table:style-name="Tabla2.B2" office:value-type="string">
            <text:p text:style-name="P4">3.e<text:span text:style-name="T7">l sistema valida los datos y crea la cuenta.</text:span></text:p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B2" office:value-type="string">
            <text:p text:style-name="P26">4.el sistema le pide al cliente ingresar mas datos.</text:p>
          </table:table-cell>
        </table:table-row>
        <table:table-row>
          <table:table-cell table:style-name="Tabla2.A2" office:value-type="string">
            <text:p text:style-name="P4"><text:span text:style-name="T7">5</text:span>.el usuario ingresa su foto de perfil, sus gustos, sus hobbies y una descripción. Presiona el botón de finalizar.</text:p>
          </table:table-cell>
          <table:table-cell table:style-name="Tabla2.B2" office:value-type="string">
            <text:p text:style-name="P4"><text:span text:style-name="T7">6</text:span>.el sistema valida los datos ingresados y añade los datos a la cuenta.</text:p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B2" office:value-type="string">
            <text:p text:style-name="P26">7.el sistema manda al usuario a la pagina de inicio.</text:p>
          </table:table-cell>
        </table:table-row>
      </table:table>
      <text:p text:style-name="P1"/>
      <text:p text:style-name="P7">Escenarios alternos:</text:p>
      <text:p text:style-name="P7">3.un usuario ya tiene una cuenta registrada con el correo electrónico, se notifica del error.</text:p>
      <text:p text:style-name="P7"/>
      <text:p text:style-name="P7">3.el usuario ingresa una contraseña demasiado débil.</text:p>
      <text:p text:style-name="P7"/>
      <text:p text:style-name="P7">3.el usuario ingresa incorrectamente los datos solicitados, se notifica del error.</text:p>
      <text:p text:style-name="P7"/>
      <text:p text:style-name="P7">5.el usuario ingresa incorrectamente los datos solicitados, se notifica del error.</text:p>
      <text:p text:style-name="P7"/>
      <text:p text:style-name="P7"/>
      <text:p text:style-name="P7"/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26">Numero:</text:p>
          </table:table-cell>
          <table:table-cell table:style-name="Tabla3.B1" office:value-type="string">
            <text:p text:style-name="P26">CU002</text:p>
          </table:table-cell>
        </table:table-row>
        <table:table-row>
          <table:table-cell table:style-name="Tabla3.A2" office:value-type="string">
            <text:p text:style-name="P26">Caso de uso:</text:p>
          </table:table-cell>
          <table:table-cell table:style-name="Tabla3.B2" office:value-type="string">
            <text:p text:style-name="P26">Registro de empleado</text:p>
          </table:table-cell>
        </table:table-row>
        <table:table-row>
          <table:table-cell table:style-name="Tabla3.A2" office:value-type="string">
            <text:p text:style-name="P26">Actores:</text:p>
          </table:table-cell>
          <table:table-cell table:style-name="Tabla3.B2" office:value-type="string">
            <text:p text:style-name="P26">Administrador</text:p>
          </table:table-cell>
        </table:table-row>
        <table:table-row>
          <table:table-cell table:style-name="Tabla3.A2" office:value-type="string">
            <text:p text:style-name="P26">Propósito:</text:p>
          </table:table-cell>
          <table:table-cell table:style-name="Tabla3.B2" office:value-type="string">
            <text:p text:style-name="P26">Ingresar un nuevo empleado al sistema</text:p>
          </table:table-cell>
        </table:table-row>
        <table:table-row>
          <table:table-cell table:style-name="Tabla3.A2" office:value-type="string">
            <text:p text:style-name="P26">Precondición:</text:p>
          </table:table-cell>
          <table:table-cell table:style-name="Tabla3.B2" office:value-type="string">
            <text:p text:style-name="P26">CU004</text:p>
          </table:table-cell>
        </table:table-row>
        <table:table-row>
          <table:table-cell table:style-name="Tabla3.A2" office:value-type="string">
            <text:p text:style-name="P26">Resumen:</text:p>
          </table:table-cell>
          <table:table-cell table:style-name="Tabla3.B2" office:value-type="string">
            <text:p text:style-name="P28">El administrador <text:span text:style-name="T8">ingresa los siguientes datos del empleado correo electrónico, </text:span><text:span text:style-name="T1">nombre,</text:span><text:span text:style-name="T8"> contraseña, descripción profesional y una foto de perfil, presiona el botón de crear </text:span><text:span text:style-name="T2">nuevo empleado</text:span><text:span text:style-name="T8">.</text:span></text:p>
          </table:table-cell>
        </table:table-row>
        <table:table-row>
          <table:table-cell table:style-name="Tabla3.A2" office:value-type="string">
            <text:p text:style-name="P26">Tipo:</text:p>
          </table:table-cell>
          <table:table-cell table:style-name="Tabla3.B2" office:value-type="string">
            <text:p text:style-name="P26">Primario</text:p>
          </table:table-cell>
        </table:table-row>
        <table:table-row>
          <table:table-cell table:style-name="Tabla3.A2" office:value-type="string">
            <text:p text:style-name="P26">Referencias:</text:p>
          </table:table-cell>
          <table:table-cell table:style-name="Tabla3.B2" office:value-type="string">
            <text:p text:style-name="P26">CU004, CU003</text:p>
          </table:table-cell>
        </table:table-row>
      </table:table>
      <text:p text:style-name="P7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29">Acción de los actores</text:p>
          </table:table-cell>
          <table:table-cell table:style-name="Tabla4.B1" office:value-type="string">
            <text:p text:style-name="P29">Respuesta del sistema</text:p>
          </table:table-cell>
        </table:table-row>
        <table:table-row>
          <table:table-cell table:style-name="Tabla4.A2" office:value-type="string">
            <text:p text:style-name="P29">1.comienza cuando el administrador se dirige al apartado de gestión de usuarios</text:p>
          </table:table-cell>
          <table:table-cell table:style-name="Tabla4.B2" office:value-type="string">
            <text:p text:style-name="P3"/>
          </table:table-cell>
        </table:table-row>
        <table:table-row>
          <table:table-cell table:style-name="Tabla4.A2" office:value-type="string">
            <text:p text:style-name="P29">2.selecciona la opción de crear un nuevo empleado.</text:p>
          </table:table-cell>
          <table:table-cell table:style-name="Tabla4.B2" office:value-type="string">
            <text:p text:style-name="P3"/>
          </table:table-cell>
        </table:table-row>
        <table:table-row>
          <table:table-cell table:style-name="Tabla4.A2" office:value-type="string">
            <text:p text:style-name="P29">3.ingresa los datos del empleado y presiona el botón de crear.</text:p>
          </table:table-cell>
          <table:table-cell table:style-name="Tabla4.B2" office:value-type="string">
            <text:p text:style-name="P29">4.el sistema <text:span text:style-name="T16">crea la cuenta.</text:span></text:p>
          </table:table-cell>
        </table:table-row>
      </table:table>
      <text:p text:style-name="P7"/>
      <text:p text:style-name="P8">Escenarios alternos:</text:p>
      <text:p text:style-name="P8"/>
      <text:p text:style-name="P8"><text:span text:style-name="T9">4</text:span>.los datos ingresados por el administrador son incorrectos.</text:p>
      <text:p text:style-name="P8"/>
      <text:p text:style-name="P8"><text:span text:style-name="T9">4</text:span>.ya hay un empleado registrado con el correo electrónico ingresado.</text:p>
      <text:p text:style-name="P8"/>
      <text:p text:style-name="P8"><text:span text:style-name="T9">4</text:span>.la contraseña ingresada es demasiado débil.</text:p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0">Numero:</text:p>
          </table:table-cell>
          <table:table-cell table:style-name="Tabla5.B1" office:value-type="string">
            <text:p text:style-name="P31">CU003</text:p>
          </table:table-cell>
        </table:table-row>
        <table:table-row>
          <table:table-cell table:style-name="Tabla5.A2" office:value-type="string">
            <text:p text:style-name="P30">Caso de uso:</text:p>
          </table:table-cell>
          <table:table-cell table:style-name="Tabla5.B2" office:value-type="string">
            <text:p text:style-name="P32">Registro de usuarios de marketing, de servicios <text:span text:style-name="T18">y administrador</text:span></text:p>
          </table:table-cell>
        </table:table-row>
        <table:table-row>
          <table:table-cell table:style-name="Tabla5.A2" office:value-type="string">
            <text:p text:style-name="P30">Actores:</text:p>
          </table:table-cell>
          <table:table-cell table:style-name="Tabla5.B2" office:value-type="string">
            <text:p text:style-name="P31">Administrador</text:p>
          </table:table-cell>
        </table:table-row>
        <table:table-row>
          <table:table-cell table:style-name="Tabla5.A2" office:value-type="string">
            <text:p text:style-name="P30">Propósito:</text:p>
          </table:table-cell>
          <table:table-cell table:style-name="Tabla5.B2" office:value-type="string">
            <text:p text:style-name="P31">Registrar nuevos usuarios del servicio de marketing, de servicios <text:span text:style-name="T18">y administrador</text:span></text:p>
          </table:table-cell>
        </table:table-row>
        <table:table-row>
          <table:table-cell table:style-name="Tabla5.A2" office:value-type="string">
            <text:p text:style-name="P30">Precondición:</text:p>
          </table:table-cell>
          <table:table-cell table:style-name="Tabla5.B2" office:value-type="string">
            <text:p text:style-name="P31">CU004</text:p>
          </table:table-cell>
        </table:table-row>
        <table:table-row>
          <table:table-cell table:style-name="Tabla5.A2" office:value-type="string">
            <text:p text:style-name="P30">Resumen:</text:p>
          </table:table-cell>
          <table:table-cell table:style-name="Tabla5.B2" office:value-type="string">
            <text:p text:style-name="P32">El administrador selecciona la opción de <text:span text:style-name="T1">crear</text:span> usuario de marketing o gestor de servicios <text:span text:style-name="T18">o administrador</text:span>, ingresa los datos del nuevo usuario <text:span text:style-name="T1">nombre, </text:span>correo electrónico y contraseña, <text:span text:style-name="T2">presiona el botón de crear nuevo usuario.</text:span></text:p>
          </table:table-cell>
        </table:table-row>
        <table:table-row>
          <table:table-cell table:style-name="Tabla5.A2" office:value-type="string">
            <text:p text:style-name="P30">Tipo:</text:p>
          </table:table-cell>
          <table:table-cell table:style-name="Tabla5.B2" office:value-type="string">
            <text:p text:style-name="P31">Primario</text:p>
          </table:table-cell>
        </table:table-row>
        <table:table-row>
          <table:table-cell table:style-name="Tabla5.A2" office:value-type="string">
            <text:p text:style-name="P30">Referencias:</text:p>
          </table:table-cell>
          <table:table-cell table:style-name="Tabla5.B2" office:value-type="string">
            <text:p text:style-name="P31">CU004, CU002</text:p>
          </table:table-cell>
        </table:table-row>
      </table:table>
      <table:table table:name="Tabla6" table:style-name="Tabla6">
        <table:table-column table:style-name="Tabla6.A" table:number-columns-repeated="2"/>
        <text:soft-page-break/>
        <table:table-row>
          <table:table-cell table:style-name="Tabla6.A1" office:value-type="string">
            <text:p text:style-name="P31">Acción de los actores</text:p>
          </table:table-cell>
          <table:table-cell table:style-name="Tabla6.B1" office:value-type="string">
            <text:p text:style-name="P31">Respuesta del sistema</text:p>
          </table:table-cell>
        </table:table-row>
        <table:table-row>
          <table:table-cell table:style-name="Tabla6.A2" office:value-type="string">
            <text:p text:style-name="P31">1. comienza cuando el administrador se dirige al apartado de gestión de usuarios.</text:p>
          </table:table-cell>
          <table:table-cell table:style-name="Tabla6.B2" office:value-type="string">
            <text:p text:style-name="P3"/>
          </table:table-cell>
        </table:table-row>
        <table:table-row>
          <table:table-cell table:style-name="Tabla6.A2" office:value-type="string">
            <text:p text:style-name="P31">2. selecciona la opción de crear un nuevo usuario de marketing.</text:p>
          </table:table-cell>
          <table:table-cell table:style-name="Tabla6.B2" office:value-type="string">
            <text:p text:style-name="P3"/>
          </table:table-cell>
        </table:table-row>
        <table:table-row>
          <table:table-cell table:style-name="Tabla6.A2" office:value-type="string">
            <text:p text:style-name="P31">3. ingresa el correo electrónico y la contraseña del usuario</text:p>
          </table:table-cell>
          <table:table-cell table:style-name="Tabla6.B2" office:value-type="string">
            <text:p text:style-name="P31">4. el sistema <text:span text:style-name="T16">crea al nuevo usuario.</text:span></text:p>
          </table:table-cell>
        </table:table-row>
      </table:table>
      <text:p text:style-name="P8"/>
      <text:p text:style-name="P9">Escenarios alternos:</text:p>
      <text:p text:style-name="P9"/>
      <text:p text:style-name="P9">4. el administrador ingresa una contraseña demasiado débil. <text:span text:style-name="T10">Se notifica del error.</text:span></text:p>
      <text:p text:style-name="P9"/>
      <text:p text:style-name="P9">4. el administrador ingresa un correo ya registrado en el sistema. <text:span text:style-name="T10">Se notifica del error.</text:span></text:p>
      <text:p text:style-name="P9"/>
      <text:p text:style-name="P9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1">Numero:</text:p>
          </table:table-cell>
          <table:table-cell table:style-name="Tabla7.B1" office:value-type="string">
            <text:p text:style-name="P33">CU004</text:p>
          </table:table-cell>
        </table:table-row>
        <table:table-row>
          <table:table-cell table:style-name="Tabla7.A2" office:value-type="string">
            <text:p text:style-name="P31">Caso de uso:</text:p>
          </table:table-cell>
          <table:table-cell table:style-name="Tabla7.B2" office:value-type="string">
            <text:p text:style-name="P33">Inicio de sesión</text:p>
          </table:table-cell>
        </table:table-row>
        <table:table-row>
          <table:table-cell table:style-name="Tabla7.A2" office:value-type="string">
            <text:p text:style-name="P31">Actores:</text:p>
          </table:table-cell>
          <table:table-cell table:style-name="Tabla7.B2" office:value-type="string">
            <text:p text:style-name="P34">Cliente, Empleado, Administrador,<text:span text:style-name="T11">Usuario de</text:span> Marketing, <text:span text:style-name="T11">Usuario</text:span><text:span text:style-name="T8"> de </text:span><text:span text:style-name="T12">Servicio</text:span><text:span text:style-name="T8">s</text:span></text:p>
          </table:table-cell>
        </table:table-row>
        <table:table-row>
          <table:table-cell table:style-name="Tabla7.A2" office:value-type="string">
            <text:p text:style-name="P31">Propósito:</text:p>
          </table:table-cell>
          <table:table-cell table:style-name="Tabla7.B2" office:value-type="string">
            <text:p text:style-name="P33">Que un usuario pueda acceder a su cuenta</text:p>
          </table:table-cell>
        </table:table-row>
        <table:table-row>
          <table:table-cell table:style-name="Tabla7.A2" office:value-type="string">
            <text:p text:style-name="P31">Precondición:</text:p>
          </table:table-cell>
          <table:table-cell table:style-name="Tabla7.B2" office:value-type="string">
            <text:p text:style-name="P33">CU001, CU002, CU003</text:p>
          </table:table-cell>
        </table:table-row>
        <table:table-row>
          <table:table-cell table:style-name="Tabla7.A2" office:value-type="string">
            <text:p text:style-name="P31">Resumen:</text:p>
          </table:table-cell>
          <table:table-cell table:style-name="Tabla7.B2" office:value-type="string">
            <text:p text:style-name="P34">El usuario ingresa su correo electrónico y su contraseña, dependiendo del rol del usuario en la aplicación es redirigido a su respectiva pagina de inicio.</text:p>
          </table:table-cell>
        </table:table-row>
        <table:table-row>
          <table:table-cell table:style-name="Tabla7.A2" office:value-type="string">
            <text:p text:style-name="P31">Tipo:</text:p>
          </table:table-cell>
          <table:table-cell table:style-name="Tabla7.B2" office:value-type="string">
            <text:p text:style-name="P33">Primario</text:p>
          </table:table-cell>
        </table:table-row>
        <table:table-row>
          <table:table-cell table:style-name="Tabla7.A2" office:value-type="string">
            <text:p text:style-name="P31">Referencias:</text:p>
          </table:table-cell>
          <table:table-cell table:style-name="Tabla7.B2" office:value-type="string">
            <text:p text:style-name="P3"/>
          </table:table-cell>
        </table:table-row>
      </table:table>
      <text:p text:style-name="P9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33">Acción de los actores</text:p>
          </table:table-cell>
          <table:table-cell table:style-name="Tabla8.B1" office:value-type="string">
            <text:p text:style-name="P33">Respuesta del sistema</text:p>
          </table:table-cell>
        </table:table-row>
        <table:table-row>
          <table:table-cell table:style-name="Tabla8.A2" office:value-type="string">
            <text:p text:style-name="P33">1. comienza cuando el usuario se dirige a la pagina de inicio de sesión.</text:p>
          </table:table-cell>
          <table:table-cell table:style-name="Tabla8.B2" office:value-type="string">
            <text:p text:style-name="P3"/>
          </table:table-cell>
        </table:table-row>
        <table:table-row>
          <table:table-cell table:style-name="Tabla8.A2" office:value-type="string">
            <text:p text:style-name="P33">2. el usuario ingresa sus credenciales.</text:p>
          </table:table-cell>
          <table:table-cell table:style-name="Tabla8.B2" office:value-type="string">
            <text:p text:style-name="P33">3. el sistema valida las credenciales.</text:p>
          </table:table-cell>
        </table:table-row>
        <table:table-row>
          <table:table-cell table:style-name="Tabla8.A2" office:value-type="string">
            <text:p text:style-name="P3"/>
          </table:table-cell>
          <table:table-cell table:style-name="Tabla8.B2" office:value-type="string">
            <text:p text:style-name="P33">4. el sistema dependiendo del rol del usuario manda al usuario a su pagina de inicio.</text:p>
          </table:table-cell>
        </table:table-row>
      </table:table>
      <text:p text:style-name="P9"/>
      <text:p text:style-name="P10">Escenarios alternos:</text:p>
      <text:p text:style-name="P10">3. se ingresa un correo no registrado o una contraseña invalida, se notifica del error.</text:p>
      <text:p text:style-name="P10"/>
      <text:p text:style-name="P10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office:value-type="string">
            <text:p text:style-name="P35">Numero:</text:p>
          </table:table-cell>
          <table:table-cell table:style-name="Tabla9.B1" office:value-type="string">
            <text:p text:style-name="P35">CU006</text:p>
          </table:table-cell>
        </table:table-row>
        <table:table-row>
          <table:table-cell table:style-name="Tabla9.A2" office:value-type="string">
            <text:p text:style-name="P35">Caso de uso:</text:p>
          </table:table-cell>
          <table:table-cell table:style-name="Tabla9.B2" office:value-type="string">
            <text:p text:style-name="P35">Agendar cita</text:p>
          </table:table-cell>
        </table:table-row>
        <table:table-row>
          <table:table-cell table:style-name="Tabla9.A2" office:value-type="string">
            <text:p text:style-name="P35">Actores:</text:p>
          </table:table-cell>
          <table:table-cell table:style-name="Tabla9.B2" office:value-type="string">
            <text:p text:style-name="P35">Cliente </text:p>
          </table:table-cell>
        </table:table-row>
        <table:table-row>
          <table:table-cell table:style-name="Tabla9.A2" office:value-type="string">
            <text:p text:style-name="P35">Propósito:</text:p>
          </table:table-cell>
          <table:table-cell table:style-name="Tabla9.B2" office:value-type="string">
            <text:p text:style-name="P35">Que el cliente puede agendar una cita en una fecha especifica.</text:p>
          </table:table-cell>
        </table:table-row>
        <table:table-row>
          <table:table-cell table:style-name="Tabla9.A2" office:value-type="string">
            <text:p text:style-name="P35">Precondición:</text:p>
          </table:table-cell>
          <table:table-cell table:style-name="Tabla9.B2" office:value-type="string">
            <text:p text:style-name="P35">CU004, CU005</text:p>
          </table:table-cell>
        </table:table-row>
        <table:table-row>
          <table:table-cell table:style-name="Tabla9.A2" office:value-type="string">
            <text:p text:style-name="P35">Resumen:</text:p>
          </table:table-cell>
          <table:table-cell table:style-name="Tabla9.B2" office:value-type="string">
            <text:p text:style-name="P36">El cliente <text:span text:style-name="T1">selecciona </text:span><text:span text:style-name="T13">un</text:span><text:span text:style-name="T1"> servicio, </text:span><text:span text:style-name="T13">visualiza</text:span> <text:span text:style-name="T13">los datos del servicio</text:span> y ve su catálogo en formato pdf, el<text:span text:style-name="T13">ige</text:span> <text:span text:style-name="T13">al trabajador</text:span> que lo atenderá, podrá ver los horarios disponibles de ese trabajador y seleccionar <text:span text:style-name="T14">la fecha y</text:span> <text:span text:style-name="T13">en </text:span>el horario libre. <text:span text:style-name="T13">Se muestra un mensaje indicando el estado de la cita.</text:span></text:p>
          </table:table-cell>
        </table:table-row>
        <table:table-row>
          <table:table-cell table:style-name="Tabla9.A2" office:value-type="string">
            <text:p text:style-name="P35">Tipo:</text:p>
          </table:table-cell>
          <table:table-cell table:style-name="Tabla9.B2" office:value-type="string">
            <text:p text:style-name="P35">Primario</text:p>
          </table:table-cell>
        </table:table-row>
        <table:table-row>
          <table:table-cell table:style-name="Tabla9.A2" office:value-type="string">
            <text:p text:style-name="P35">Referencias:</text:p>
          </table:table-cell>
          <table:table-cell table:style-name="Tabla9.B2" office:value-type="string">
            <text:p text:style-name="P35">CU036, CU037</text:p>
          </table:table-cell>
        </table:table-row>
      </table:table>
      <text:p text:style-name="P10"/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35">Acción de los actores</text:p>
          </table:table-cell>
          <table:table-cell table:style-name="Tabla10.B1" office:value-type="string">
            <text:p text:style-name="P35">Respuesta del sistema</text:p>
          </table:table-cell>
        </table:table-row>
        <table:table-row>
          <table:table-cell table:style-name="Tabla10.A2" office:value-type="string">
            <text:p text:style-name="P35">1. todo comienza cuando el cliente se dirige al apartado de servicios disponibles.</text:p>
          </table:table-cell>
          <table:table-cell table:style-name="Tabla10.B2" office:value-type="string">
            <text:p text:style-name="P3"/>
          </table:table-cell>
        </table:table-row>
        <table:table-row>
          <table:table-cell table:style-name="Tabla10.A2" office:value-type="string">
            <text:p text:style-name="P35">2. selecciona el servicio que quiera.</text:p>
          </table:table-cell>
          <table:table-cell table:style-name="Tabla10.B2" office:value-type="string">
            <text:p text:style-name="P35">3. el sistema le muestra toda la información del servicio como precio y empleados que puedan hacer dicho servicio.</text:p>
          </table:table-cell>
        </table:table-row>
        <table:table-row>
          <table:table-cell table:style-name="Tabla10.A2" office:value-type="string">
            <text:p text:style-name="P35">3. el usuario ingresa la fecha de la cita, el empleado y el horario en que desea ser atendido.</text:p>
          </table:table-cell>
          <table:table-cell table:style-name="Tabla10.B2" office:value-type="string">
            <text:p text:style-name="P35">4. el <text:span text:style-name="T16">sistema crea la cita y muestra su estado en pantalla</text:span></text:p>
          </table:table-cell>
        </table:table-row>
      </table:table>
      <text:p text:style-name="P10"/>
      <text:p text:style-name="P11">Escenarios alternos:</text:p>
      <text:p text:style-name="P11"/>
      <text:p text:style-name="P11">3. el usuario selecciona una fecha y hora en la que el empleado seleccionado no puede atenderlo, se notifica del error.</text:p>
      <text:p text:style-name="P1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7">Numero:</text:p>
          </table:table-cell>
          <table:table-cell table:style-name="Tabla11.B1" office:value-type="string">
            <text:p text:style-name="P37">CU010</text:p>
          </table:table-cell>
        </table:table-row>
        <table:table-row>
          <table:table-cell table:style-name="Tabla11.A2" office:value-type="string">
            <text:p text:style-name="P37">Caso de uso:</text:p>
          </table:table-cell>
          <table:table-cell table:style-name="Tabla11.B2" office:value-type="string">
            <text:p text:style-name="P37">Publicar anuncio de texto.</text:p>
          </table:table-cell>
        </table:table-row>
        <table:table-row>
          <table:table-cell table:style-name="Tabla11.A2" office:value-type="string">
            <text:p text:style-name="P37">Actores:</text:p>
          </table:table-cell>
          <table:table-cell table:style-name="Tabla11.B2" office:value-type="string">
            <text:p text:style-name="P37">Usuario de marketing</text:p>
          </table:table-cell>
        </table:table-row>
        <table:table-row>
          <table:table-cell table:style-name="Tabla11.A2" office:value-type="string">
            <text:p text:style-name="P37">Propósito:</text:p>
          </table:table-cell>
          <table:table-cell table:style-name="Tabla11.B2" office:value-type="string">
            <text:p text:style-name="P37">Registrar un nuevo anuncio de texto en el sistema</text:p>
          </table:table-cell>
        </table:table-row>
        <table:table-row>
          <table:table-cell table:style-name="Tabla11.A2" office:value-type="string">
            <text:p text:style-name="P37">Precondición:</text:p>
          </table:table-cell>
          <table:table-cell table:style-name="Tabla11.B2" office:value-type="string">
            <text:p text:style-name="P38">CU004</text:p>
          </table:table-cell>
        </table:table-row>
        <table:table-row>
          <table:table-cell table:style-name="Tabla11.A2" office:value-type="string">
            <text:p text:style-name="P37">Resumen:</text:p>
          </table:table-cell>
          <table:table-cell table:style-name="Tabla11.B2" office:value-type="string">
            <text:p text:style-name="P39">El usuario <text:span text:style-name="T15">selecciona</text:span> la opción de <text:span text:style-name="T15">subir un</text:span> anuncio de texto, ingresa el texto del anuncio, la fecha en que se publico, y la cantidad de días en la que estará visible el anuncio.</text:p>
          </table:table-cell>
        </table:table-row>
        <table:table-row>
          <table:table-cell table:style-name="Tabla11.A2" office:value-type="string">
            <text:p text:style-name="P37">Tipo:</text:p>
          </table:table-cell>
          <table:table-cell table:style-name="Tabla11.B2" office:value-type="string">
            <text:p text:style-name="P38">Primario</text:p>
          </table:table-cell>
        </table:table-row>
        <table:table-row>
          <table:table-cell table:style-name="Tabla11.A2" office:value-type="string">
            <text:p text:style-name="P37">Referencias:</text:p>
          </table:table-cell>
          <table:table-cell table:style-name="Tabla11.B2" office:value-type="string">
            <text:p text:style-name="P38">CU011, CU012, CU013</text:p>
          </table:table-cell>
        </table:table-row>
      </table:table>
      <table:table table:name="Tabla12" table:style-name="Tabla12">
        <table:table-column table:style-name="Tabla12.A" table:number-columns-repeated="2"/>
        <text:soft-page-break/>
        <table:table-row>
          <table:table-cell table:style-name="Tabla12.A1" office:value-type="string">
            <text:p text:style-name="P40">Acción de los actores</text:p>
          </table:table-cell>
          <table:table-cell table:style-name="Tabla12.B1" office:value-type="string">
            <text:p text:style-name="P40">Respuesta del sistema</text:p>
          </table:table-cell>
        </table:table-row>
        <table:table-row>
          <table:table-cell table:style-name="Tabla12.A2" office:value-type="string">
            <text:p text:style-name="P40">1. comienza cuando el usuario navega a la pagina de cargar nuevo anuncio.</text:p>
          </table:table-cell>
          <table:table-cell table:style-name="Tabla12.B2" office:value-type="string">
            <text:p text:style-name="P3"/>
          </table:table-cell>
        </table:table-row>
        <table:table-row>
          <table:table-cell table:style-name="Tabla12.A2" office:value-type="string">
            <text:p text:style-name="P40">2. selecciona el tipo de anuncio texto.</text:p>
          </table:table-cell>
          <table:table-cell table:style-name="Tabla12.B2" office:value-type="string">
            <text:p text:style-name="P3"/>
          </table:table-cell>
        </table:table-row>
        <table:table-row>
          <table:table-cell table:style-name="Tabla12.A2" office:value-type="string">
            <text:p text:style-name="P40">3. ingresa el texto del anuncio, la fecha de publicación y los días que estará activo.</text:p>
          </table:table-cell>
          <table:table-cell table:style-name="Tabla12.B2" office:value-type="string">
            <text:p text:style-name="P3"/>
          </table:table-cell>
        </table:table-row>
        <table:table-row>
          <table:table-cell table:style-name="Tabla12.A2" office:value-type="string">
            <text:p text:style-name="P40">4. presiona el botón de crear</text:p>
          </table:table-cell>
          <table:table-cell table:style-name="Tabla12.B2" office:value-type="string">
            <text:p text:style-name="P40">5. <text:span text:style-name="T16">el sistema publica el anuncio.</text:span></text:p>
          </table:table-cell>
        </table:table-row>
      </table:table>
      <text:p text:style-name="P11"/>
      <text:p text:style-name="P12">Escenarios alternos:</text:p>
      <text:p text:style-name="P12"/>
      <text:p text:style-name="P12">5. los datos ingresados no son validos como los días que estará activo o la fecha, se notifica del error.</text:p>
      <text:p text:style-name="P1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0">Numero:</text:p>
          </table:table-cell>
          <table:table-cell table:style-name="Tabla13.B1" office:value-type="string">
            <text:p text:style-name="P40">CU011</text:p>
          </table:table-cell>
        </table:table-row>
        <table:table-row>
          <table:table-cell table:style-name="Tabla13.A2" office:value-type="string">
            <text:p text:style-name="P40">Caso de uso:</text:p>
          </table:table-cell>
          <table:table-cell table:style-name="Tabla13.B2" office:value-type="string">
            <text:p text:style-name="P40">Publicar anuncio de video y texto</text:p>
          </table:table-cell>
        </table:table-row>
        <table:table-row>
          <table:table-cell table:style-name="Tabla13.A2" office:value-type="string">
            <text:p text:style-name="P40">Actores:</text:p>
          </table:table-cell>
          <table:table-cell table:style-name="Tabla13.B2" office:value-type="string">
            <text:p text:style-name="P40">Usuario de marketing</text:p>
          </table:table-cell>
        </table:table-row>
        <table:table-row>
          <table:table-cell table:style-name="Tabla13.A2" office:value-type="string">
            <text:p text:style-name="P40">Propósito:</text:p>
          </table:table-cell>
          <table:table-cell table:style-name="Tabla13.B2" office:value-type="string">
            <text:p text:style-name="P40">Registrar un nuevo anuncio de texto y video en el sistema</text:p>
          </table:table-cell>
        </table:table-row>
        <table:table-row>
          <table:table-cell table:style-name="Tabla13.A2" office:value-type="string">
            <text:p text:style-name="P40">Precondición:</text:p>
          </table:table-cell>
          <table:table-cell table:style-name="Tabla13.B2" office:value-type="string">
            <text:p text:style-name="P40">CU004</text:p>
          </table:table-cell>
        </table:table-row>
        <table:table-row>
          <table:table-cell table:style-name="Tabla13.A2" office:value-type="string">
            <text:p text:style-name="P40">Resumen:</text:p>
          </table:table-cell>
          <table:table-cell table:style-name="Tabla13.B2" office:value-type="string">
            <text:p text:style-name="P41">El usuario selecciona la opción de <text:span text:style-name="T15">subir un</text:span> anuncio de texto y video, ingresa la url del video, el texto del anuncio, la fecha en que se publico y la cantidad de días que estará visible el anuncio.</text:p>
          </table:table-cell>
        </table:table-row>
        <table:table-row>
          <table:table-cell table:style-name="Tabla13.A2" office:value-type="string">
            <text:p text:style-name="P40">Tipo:</text:p>
          </table:table-cell>
          <table:table-cell table:style-name="Tabla13.B2" office:value-type="string">
            <text:p text:style-name="P40">Primario</text:p>
          </table:table-cell>
        </table:table-row>
        <table:table-row>
          <table:table-cell table:style-name="Tabla13.A2" office:value-type="string">
            <text:p text:style-name="P40">Referencias:</text:p>
          </table:table-cell>
          <table:table-cell table:style-name="Tabla13.B2" office:value-type="string">
            <text:p text:style-name="P40">CU010, CU012, CU013</text:p>
          </table:table-cell>
        </table:table-row>
      </table:table>
      <text:p text:style-name="P12"/>
      <table:table table:name="Tabla14" table:style-name="Tabla14">
        <table:table-column table:style-name="Tabla14.A" table:number-columns-repeated="2"/>
        <table:table-row>
          <table:table-cell table:style-name="Tabla14.A1" office:value-type="string">
            <text:p text:style-name="P40">Acción de los actores</text:p>
          </table:table-cell>
          <table:table-cell table:style-name="Tabla14.B1" office:value-type="string">
            <text:p text:style-name="P40">Respuesta del sistema</text:p>
          </table:table-cell>
        </table:table-row>
        <table:table-row>
          <table:table-cell table:style-name="Tabla14.A2" office:value-type="string">
            <text:p text:style-name="P40">1. comienza cuando el usuario navega a la pagina de cargar nuevo anuncio.</text:p>
          </table:table-cell>
          <table:table-cell table:style-name="Tabla14.B2" office:value-type="string">
            <text:p text:style-name="P3"/>
          </table:table-cell>
        </table:table-row>
        <table:table-row>
          <table:table-cell table:style-name="Tabla14.A2" office:value-type="string">
            <text:p text:style-name="P40">2. selecciona el tipo de anuncio texto y video.</text:p>
          </table:table-cell>
          <table:table-cell table:style-name="Tabla14.B2" office:value-type="string">
            <text:p text:style-name="P3"/>
          </table:table-cell>
        </table:table-row>
        <table:table-row>
          <table:table-cell table:style-name="Tabla14.A2" office:value-type="string">
            <text:p text:style-name="P43">3. ingresa el texto del anuncio y la url del anuncio, la fecha de publicación y cantidad de días que estará activo.</text:p>
          </table:table-cell>
          <table:table-cell table:style-name="Tabla14.B2" office:value-type="string">
            <text:p text:style-name="P3"/>
          </table:table-cell>
        </table:table-row>
        <table:table-row>
          <table:table-cell table:style-name="Tabla14.A2" office:value-type="string">
            <text:p text:style-name="P43">4. presiona el botón de crear nuevo anuncio.</text:p>
          </table:table-cell>
          <table:table-cell table:style-name="Tabla14.B2" office:value-type="string">
            <text:p text:style-name="P43">5. el sistema publica el anuncio.</text:p>
          </table:table-cell>
        </table:table-row>
      </table:table>
      <text:p text:style-name="P12"/>
      <text:p text:style-name="P12"/>
      <text:p text:style-name="P12"/>
      <text:p text:style-name="P13"><text:soft-page-break/>Escenarios alternos:</text:p>
      <text:p text:style-name="P13">5.los datos ingresados del anuncio son inválidos, se notifica del error.</text:p>
      <text:p text:style-name="P13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3">Numero:</text:p>
          </table:table-cell>
          <table:table-cell table:style-name="Tabla15.B1" office:value-type="string">
            <text:p text:style-name="P43">CU012</text:p>
          </table:table-cell>
        </table:table-row>
        <table:table-row>
          <table:table-cell table:style-name="Tabla15.A2" office:value-type="string">
            <text:p text:style-name="P43">Caso de uso:</text:p>
          </table:table-cell>
          <table:table-cell table:style-name="Tabla15.B2" office:value-type="string">
            <text:p text:style-name="P43">Publicar anuncio de imagen y texto</text:p>
          </table:table-cell>
        </table:table-row>
        <table:table-row>
          <table:table-cell table:style-name="Tabla15.A2" office:value-type="string">
            <text:p text:style-name="P43">Actores:</text:p>
          </table:table-cell>
          <table:table-cell table:style-name="Tabla15.B2" office:value-type="string">
            <text:p text:style-name="P43">Usuario de marketing</text:p>
          </table:table-cell>
        </table:table-row>
        <table:table-row>
          <table:table-cell table:style-name="Tabla15.A2" office:value-type="string">
            <text:p text:style-name="P43">Propósito:</text:p>
          </table:table-cell>
          <table:table-cell table:style-name="Tabla15.B2" office:value-type="string">
            <text:p text:style-name="P43">Registrar un nuevo anuncio de texto e imagen en la aplicación.</text:p>
          </table:table-cell>
        </table:table-row>
        <table:table-row>
          <table:table-cell table:style-name="Tabla15.A2" office:value-type="string">
            <text:p text:style-name="P43">Precondición:</text:p>
          </table:table-cell>
          <table:table-cell table:style-name="Tabla15.B2" office:value-type="string">
            <text:p text:style-name="P43">CU004</text:p>
          </table:table-cell>
        </table:table-row>
        <table:table-row>
          <table:table-cell table:style-name="Tabla15.A2" office:value-type="string">
            <text:p text:style-name="P43">Resumen:</text:p>
          </table:table-cell>
          <table:table-cell table:style-name="Tabla15.B2" office:value-type="string">
            <text:p text:style-name="P42">El usuario selecciona la opción de <text:span text:style-name="T15">subir un </text:span>anuncio de imagen y texto, ingresa el texto del anuncio y la imagen del anuncio, la fecha en que se publico y la cantidad de días que estará visible el anuncio.</text:p>
          </table:table-cell>
        </table:table-row>
        <table:table-row>
          <table:table-cell table:style-name="Tabla15.A2" office:value-type="string">
            <text:p text:style-name="P43">Tipo:</text:p>
          </table:table-cell>
          <table:table-cell table:style-name="Tabla15.B2" office:value-type="string">
            <text:p text:style-name="P43">Primario</text:p>
          </table:table-cell>
        </table:table-row>
        <table:table-row>
          <table:table-cell table:style-name="Tabla15.A2" office:value-type="string">
            <text:p text:style-name="P43">Referencias:</text:p>
          </table:table-cell>
          <table:table-cell table:style-name="Tabla15.B2" office:value-type="string">
            <text:p text:style-name="P43">CU010, CU011, CU013</text:p>
          </table:table-cell>
        </table:table-row>
      </table:table>
      <text:p text:style-name="P13"/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P44">Acción de los actores</text:p>
          </table:table-cell>
          <table:table-cell table:style-name="Tabla16.B1" office:value-type="string">
            <text:p text:style-name="P44">Respuesta del sistema</text:p>
          </table:table-cell>
        </table:table-row>
        <table:table-row>
          <table:table-cell table:style-name="Tabla16.A2" office:value-type="string">
            <text:p text:style-name="P45">1. comienza cuando el usuario navega a la pagina de cargar nuevo anuncio.</text:p>
          </table:table-cell>
          <table:table-cell table:style-name="Tabla16.B2" office:value-type="string">
            <text:p text:style-name="P3"/>
          </table:table-cell>
        </table:table-row>
        <table:table-row>
          <table:table-cell table:style-name="Tabla16.A2" office:value-type="string">
            <text:p text:style-name="P45">2. el usuario selecciona la opción de anuncio de imagen y texto.</text:p>
          </table:table-cell>
          <table:table-cell table:style-name="Tabla16.B2" office:value-type="string">
            <text:p text:style-name="P3"/>
          </table:table-cell>
        </table:table-row>
        <table:table-row>
          <table:table-cell table:style-name="Tabla16.A2" office:value-type="string">
            <text:p text:style-name="P45">3. el usuario ingresa la imagen y el texto del anuncio, la fecha de publicación y la duración en días que estará activo.</text:p>
          </table:table-cell>
          <table:table-cell table:style-name="Tabla16.B2" office:value-type="string">
            <text:p text:style-name="P3"/>
          </table:table-cell>
        </table:table-row>
        <table:table-row>
          <table:table-cell table:style-name="Tabla16.A2" office:value-type="string">
            <text:p text:style-name="P45">4. presiona el botón de crear anuncio.</text:p>
          </table:table-cell>
          <table:table-cell table:style-name="Tabla16.B2" office:value-type="string">
            <text:p text:style-name="P45">5. el sistema publica el anuncio.</text:p>
          </table:table-cell>
        </table:table-row>
      </table:table>
      <text:p text:style-name="P13"/>
      <text:p text:style-name="P14">Escenarios alternos:</text:p>
      <text:p text:style-name="P14">5. los datos ingresados del anuncio son inválidos, se notifica del error.</text:p>
      <text:p text:style-name="P14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45">Numero:</text:p>
          </table:table-cell>
          <table:table-cell table:style-name="Tabla17.B1" office:value-type="string">
            <text:p text:style-name="P45">CU015</text:p>
          </table:table-cell>
        </table:table-row>
        <table:table-row>
          <table:table-cell table:style-name="Tabla17.A2" office:value-type="string">
            <text:p text:style-name="P45">Caso de uso:</text:p>
          </table:table-cell>
          <table:table-cell table:style-name="Tabla17.B2" office:value-type="string">
            <text:p text:style-name="P45">Re-publicar anuncio</text:p>
          </table:table-cell>
        </table:table-row>
        <table:table-row>
          <table:table-cell table:style-name="Tabla17.A2" office:value-type="string">
            <text:p text:style-name="P45">Actores:</text:p>
          </table:table-cell>
          <table:table-cell table:style-name="Tabla17.B2" office:value-type="string">
            <text:p text:style-name="P45">Usuario de marketing</text:p>
          </table:table-cell>
        </table:table-row>
        <table:table-row>
          <table:table-cell table:style-name="Tabla17.A2" office:value-type="string">
            <text:p text:style-name="P45">Propósito:</text:p>
          </table:table-cell>
          <table:table-cell table:style-name="Tabla17.B2" office:value-type="string">
            <text:p text:style-name="P45">Republicar un anuncio de cualquier tipo el cual ya hay sido desactivado</text:p>
          </table:table-cell>
        </table:table-row>
        <table:table-row>
          <table:table-cell table:style-name="Tabla17.A2" office:value-type="string">
            <text:p text:style-name="P45">Precondición:</text:p>
          </table:table-cell>
          <table:table-cell table:style-name="Tabla17.B2" office:value-type="string">
            <text:p text:style-name="P45">CU004, CU013, CU014</text:p>
          </table:table-cell>
        </table:table-row>
        <table:table-row>
          <table:table-cell table:style-name="Tabla17.A2" office:value-type="string">
            <text:p text:style-name="P45">Resumen:</text:p>
          </table:table-cell>
          <table:table-cell table:style-name="Tabla17.B2" office:value-type="string">
            <text:p text:style-name="P46">El usuario <text:span text:style-name="T17">selecciona un anuncio que previamente ya ha sido desactivado, es redirigido a otra ventana para ingresar la fecha en que fue republicado con la cantidad de días que estará activo</text:span>.</text:p>
          </table:table-cell>
        </table:table-row>
        <text:soft-page-break/>
        <table:table-row>
          <table:table-cell table:style-name="Tabla17.A2" office:value-type="string">
            <text:p text:style-name="P45">Tipo:</text:p>
          </table:table-cell>
          <table:table-cell table:style-name="Tabla17.B2" office:value-type="string">
            <text:p text:style-name="P45">Primario</text:p>
          </table:table-cell>
        </table:table-row>
        <table:table-row>
          <table:table-cell table:style-name="Tabla17.A2" office:value-type="string">
            <text:p text:style-name="P45">Referencias:</text:p>
          </table:table-cell>
          <table:table-cell table:style-name="Tabla17.B2" office:value-type="string">
            <text:p text:style-name="P45">CU011, CU010, CU012, CU013</text:p>
          </table:table-cell>
        </table:table-row>
      </table:table>
      <text:p text:style-name="P14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45">Acción de los actores</text:p>
          </table:table-cell>
          <table:table-cell table:style-name="Tabla18.B1" office:value-type="string">
            <text:p text:style-name="P45">Respuesta del sistema</text:p>
          </table:table-cell>
        </table:table-row>
        <table:table-row>
          <table:table-cell table:style-name="Tabla18.A2" office:value-type="string">
            <text:p text:style-name="P45">1. todo comienza cuando el usuario lista los anuncios cargados en el sistema.</text:p>
          </table:table-cell>
          <table:table-cell table:style-name="Tabla18.B2" office:value-type="string">
            <text:p text:style-name="P3"/>
          </table:table-cell>
        </table:table-row>
        <table:table-row>
          <table:table-cell table:style-name="Tabla18.A2" office:value-type="string">
            <text:p text:style-name="P47">2. selecciona uno de los anuncios</text:p>
          </table:table-cell>
          <table:table-cell table:style-name="Tabla18.B2" office:value-type="string">
            <text:p text:style-name="P47">3. el sistema trae toda la información del anuncio</text:p>
          </table:table-cell>
        </table:table-row>
        <table:table-row>
          <table:table-cell table:style-name="Tabla18.A2" office:value-type="string">
            <text:p text:style-name="P47">4. el usuario ingresa una nueva fecha de publicación y la cantidad de días que estará habilitado.</text:p>
          </table:table-cell>
          <table:table-cell table:style-name="Tabla18.B2" office:value-type="string">
            <text:p text:style-name="P3"/>
          </table:table-cell>
        </table:table-row>
        <table:table-row>
          <table:table-cell table:style-name="Tabla18.A2" office:value-type="string">
            <text:p text:style-name="P47">5. presiona el botón de guardar.</text:p>
          </table:table-cell>
          <table:table-cell table:style-name="Tabla18.B2" office:value-type="string">
            <text:p text:style-name="P47">6. el sistema vuelve a publicar el anuncio.</text:p>
          </table:table-cell>
        </table:table-row>
      </table:table>
      <text:p text:style-name="P14"/>
      <text:p text:style-name="P15">Escenarios alternos:</text:p>
      <text:p text:style-name="P15"/>
      <text:p text:style-name="P15">6. el usuario ingresa datos inválidos del anuncio, se notifica del error.</text:p>
      <text:p text:style-name="P15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48">Numero:</text:p>
          </table:table-cell>
          <table:table-cell table:style-name="Tabla19.B1" office:value-type="string">
            <text:p text:style-name="P48">CU016</text:p>
          </table:table-cell>
        </table:table-row>
        <table:table-row>
          <table:table-cell table:style-name="Tabla19.A2" office:value-type="string">
            <text:p text:style-name="P48">Caso de uso:</text:p>
          </table:table-cell>
          <table:table-cell table:style-name="Tabla19.B2" office:value-type="string">
            <text:p text:style-name="P48">Gestionar precios de anuncios</text:p>
          </table:table-cell>
        </table:table-row>
        <table:table-row>
          <table:table-cell table:style-name="Tabla19.A2" office:value-type="string">
            <text:p text:style-name="P48">Actores:</text:p>
          </table:table-cell>
          <table:table-cell table:style-name="Tabla19.B2" office:value-type="string">
            <text:p text:style-name="P48">administrador</text:p>
          </table:table-cell>
        </table:table-row>
        <table:table-row>
          <table:table-cell table:style-name="Tabla19.A2" office:value-type="string">
            <text:p text:style-name="P48">Propósito:</text:p>
          </table:table-cell>
          <table:table-cell table:style-name="Tabla19.B2" office:value-type="string">
            <text:p text:style-name="P48">Cambiar los precios de los tipos de anuncio por día del sistema.</text:p>
          </table:table-cell>
        </table:table-row>
        <table:table-row>
          <table:table-cell table:style-name="Tabla19.A2" office:value-type="string">
            <text:p text:style-name="P48">Precondición:</text:p>
          </table:table-cell>
          <table:table-cell table:style-name="Tabla19.B2" office:value-type="string">
            <text:p text:style-name="P48">CU004</text:p>
          </table:table-cell>
        </table:table-row>
        <table:table-row>
          <table:table-cell table:style-name="Tabla19.A2" office:value-type="string">
            <text:p text:style-name="P48">Resumen:</text:p>
          </table:table-cell>
          <table:table-cell table:style-name="Tabla19.B2" office:value-type="string">
            <text:p text:style-name="P49">El administrador <text:span text:style-name="T19">visualiza los precios actuales de los tipos de anuncio por día, cambi</text:span><text:span text:style-name="T2">a</text:span><text:span text:style-name="T19"> los precios </text:span><text:span text:style-name="T2">que quiera </text:span><text:span text:style-name="T19">y presiona el botón de guardar.</text:span></text:p>
          </table:table-cell>
        </table:table-row>
        <table:table-row>
          <table:table-cell table:style-name="Tabla19.A2" office:value-type="string">
            <text:p text:style-name="P48">Tipo:</text:p>
          </table:table-cell>
          <table:table-cell table:style-name="Tabla19.B2" office:value-type="string">
            <text:p text:style-name="P48">Secundario</text:p>
          </table:table-cell>
        </table:table-row>
        <table:table-row>
          <table:table-cell table:style-name="Tabla19.A2" office:value-type="string">
            <text:p text:style-name="P48">Referencias:</text:p>
          </table:table-cell>
          <table:table-cell table:style-name="Tabla19.B2" office:value-type="string">
            <text:p text:style-name="P48">CU010, CU011, CU012</text:p>
          </table:table-cell>
        </table:table-row>
      </table:table>
      <text:p text:style-name="P15"/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48">Acción de los actores</text:p>
          </table:table-cell>
          <table:table-cell table:style-name="Tabla20.B1" office:value-type="string">
            <text:p text:style-name="P48">Respuesta del sistema</text:p>
          </table:table-cell>
        </table:table-row>
        <table:table-row>
          <table:table-cell table:style-name="Tabla20.A2" office:value-type="string">
            <text:p text:style-name="P48">1. comienza cuando el administrador accede a la pagina de gestión de precios de anuncios.</text:p>
          </table:table-cell>
          <table:table-cell table:style-name="Tabla20.B2" office:value-type="string">
            <text:p text:style-name="P3"/>
          </table:table-cell>
        </table:table-row>
        <table:table-row>
          <table:table-cell table:style-name="Tabla20.A2" office:value-type="string">
            <text:p text:style-name="P48">2. el administrador cambia los precios que quiera.</text:p>
          </table:table-cell>
          <table:table-cell table:style-name="Tabla20.B2" office:value-type="string">
            <text:p text:style-name="P3"/>
          </table:table-cell>
        </table:table-row>
        <table:table-row>
          <table:table-cell table:style-name="Tabla20.A2" office:value-type="string">
            <text:p text:style-name="P48">3. presiona el botón de guardar.</text:p>
          </table:table-cell>
          <table:table-cell table:style-name="Tabla20.B2" office:value-type="string">
            <text:p text:style-name="P48">4. el sistema guarda los precios</text:p>
          </table:table-cell>
        </table:table-row>
      </table:table>
      <text:p text:style-name="P15"/>
      <text:p text:style-name="P16">Escenarios alternos:</text:p>
      <text:p text:style-name="P16">4. los precios ingresados por el administrador son inválidos se notifica el error.</text:p>
      <table:table table:name="Tabla21" table:style-name="Tabla21">
        <table:table-column table:style-name="Tabla21.A"/>
        <table:table-column table:style-name="Tabla21.B"/>
        <text:soft-page-break/>
        <table:table-row>
          <table:table-cell table:style-name="Tabla21.A1" office:value-type="string">
            <text:p text:style-name="P50">Numero:</text:p>
          </table:table-cell>
          <table:table-cell table:style-name="Tabla21.B1" office:value-type="string">
            <text:p text:style-name="P50">CU020</text:p>
          </table:table-cell>
        </table:table-row>
        <table:table-row>
          <table:table-cell table:style-name="Tabla21.A2" office:value-type="string">
            <text:p text:style-name="P50">Caso de uso:</text:p>
          </table:table-cell>
          <table:table-cell table:style-name="Tabla21.B2" office:value-type="string">
            <text:p text:style-name="P50">Creación de servicios</text:p>
          </table:table-cell>
        </table:table-row>
        <table:table-row>
          <table:table-cell table:style-name="Tabla21.A2" office:value-type="string">
            <text:p text:style-name="P50">Actores:</text:p>
          </table:table-cell>
          <table:table-cell table:style-name="Tabla21.B2" office:value-type="string">
            <text:p text:style-name="P50">Usuario de servicios</text:p>
          </table:table-cell>
        </table:table-row>
        <table:table-row>
          <table:table-cell table:style-name="Tabla21.A2" office:value-type="string">
            <text:p text:style-name="P50">Propósito:</text:p>
          </table:table-cell>
          <table:table-cell table:style-name="Tabla21.B2" office:value-type="string">
            <text:p text:style-name="P50">Crear un nuevo servicio dentro del salón de belleza</text:p>
          </table:table-cell>
        </table:table-row>
        <table:table-row>
          <table:table-cell table:style-name="Tabla21.A2" office:value-type="string">
            <text:p text:style-name="P50">Precondición:</text:p>
          </table:table-cell>
          <table:table-cell table:style-name="Tabla21.B2" office:value-type="string">
            <text:p text:style-name="P50">CU004</text:p>
          </table:table-cell>
        </table:table-row>
        <table:table-row>
          <table:table-cell table:style-name="Tabla21.A2" office:value-type="string">
            <text:p text:style-name="P50">Resumen:</text:p>
          </table:table-cell>
          <table:table-cell table:style-name="Tabla21.B2" office:value-type="string">
            <text:p text:style-name="P51">El usuario <text:span text:style-name="T19">ingresa el</text:span> nombre del servicio, precio del servicio, descripción del servicio, duración del servicio, una imagen <text:span text:style-name="T19">del servicio</text:span>, así como un catalogo del servicio <text:span text:style-name="T20">y los empleados que pueden realizar dicho servicio</text:span>.</text:p>
          </table:table-cell>
        </table:table-row>
        <table:table-row>
          <table:table-cell table:style-name="Tabla21.A2" office:value-type="string">
            <text:p text:style-name="P50">Tipo:</text:p>
          </table:table-cell>
          <table:table-cell table:style-name="Tabla21.B2" office:value-type="string">
            <text:p text:style-name="P50">Primario </text:p>
          </table:table-cell>
        </table:table-row>
        <table:table-row>
          <table:table-cell table:style-name="Tabla21.A2" office:value-type="string">
            <text:p text:style-name="P50">Referencias:</text:p>
          </table:table-cell>
          <table:table-cell table:style-name="Tabla21.B2" office:value-type="string">
            <text:p text:style-name="P50">CU021</text:p>
          </table:table-cell>
        </table:table-row>
      </table:table>
      <text:p text:style-name="P16"/>
      <table:table table:name="Tabla22" table:style-name="Tabla22">
        <table:table-column table:style-name="Tabla22.A" table:number-columns-repeated="2"/>
        <table:table-row>
          <table:table-cell table:style-name="Tabla22.A1" office:value-type="string">
            <text:p text:style-name="P50">Acción de los actores</text:p>
          </table:table-cell>
          <table:table-cell table:style-name="Tabla22.B1" office:value-type="string">
            <text:p text:style-name="P50">Respuesta del sistema</text:p>
          </table:table-cell>
        </table:table-row>
        <table:table-row>
          <table:table-cell table:style-name="Tabla22.A2" office:value-type="string">
            <text:p text:style-name="P50">1. comienza cuando el usuario navega a la pagina para crear un nuevo servicio.</text:p>
          </table:table-cell>
          <table:table-cell table:style-name="Tabla22.B2" office:value-type="string">
            <text:p text:style-name="P3"/>
          </table:table-cell>
        </table:table-row>
        <table:table-row>
          <table:table-cell table:style-name="Tabla22.A2" office:value-type="string">
            <text:p text:style-name="P50">2. ingresa los datos del servicio, precio, duración, catalogo, empleados que podrán realizar dicho servicio entre otros.</text:p>
          </table:table-cell>
          <table:table-cell table:style-name="Tabla22.B2" office:value-type="string">
            <text:p text:style-name="P3"/>
          </table:table-cell>
        </table:table-row>
        <table:table-row>
          <table:table-cell table:style-name="Tabla22.A2" office:value-type="string">
            <text:p text:style-name="P50">3. presiona el botón de crear servicio</text:p>
          </table:table-cell>
          <table:table-cell table:style-name="Tabla22.B2" office:value-type="string">
            <text:p text:style-name="P50">4. el sistema crea el nuevo servicio.</text:p>
          </table:table-cell>
        </table:table-row>
      </table:table>
      <text:p text:style-name="P16"/>
      <text:p text:style-name="P17">Escenarios alternos:</text:p>
      <text:p text:style-name="P18">4. los datos ingresados del servicio son inválidos, se notifica del error.</text:p>
      <text:p text:style-name="P18"/>
      <text:p text:style-name="P18">4. ya existe un servicio con el mismo nombre, se notifica del error.</text:p>
      <text:p text:style-name="P18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52">Numero:</text:p>
          </table:table-cell>
          <table:table-cell table:style-name="Tabla23.B1" office:value-type="string">
            <text:p text:style-name="P52">CU022</text:p>
          </table:table-cell>
        </table:table-row>
        <table:table-row>
          <table:table-cell table:style-name="Tabla23.A2" office:value-type="string">
            <text:p text:style-name="P52">Caso de uso:</text:p>
          </table:table-cell>
          <table:table-cell table:style-name="Tabla23.B2" office:value-type="string">
            <text:p text:style-name="P52">Actualización de imagen del servicio</text:p>
          </table:table-cell>
        </table:table-row>
        <table:table-row>
          <table:table-cell table:style-name="Tabla23.A2" office:value-type="string">
            <text:p text:style-name="P52">Actores:</text:p>
          </table:table-cell>
          <table:table-cell table:style-name="Tabla23.B2" office:value-type="string">
            <text:p text:style-name="P52">Usuario de servicios</text:p>
          </table:table-cell>
        </table:table-row>
        <table:table-row>
          <table:table-cell table:style-name="Tabla23.A2" office:value-type="string">
            <text:p text:style-name="P52">Propósito:</text:p>
          </table:table-cell>
          <table:table-cell table:style-name="Tabla23.B2" office:value-type="string">
            <text:p text:style-name="P52">Actualizar la imagen con la que se muestra el servicio</text:p>
          </table:table-cell>
        </table:table-row>
        <table:table-row>
          <table:table-cell table:style-name="Tabla23.A2" office:value-type="string">
            <text:p text:style-name="P52">Precondición:</text:p>
          </table:table-cell>
          <table:table-cell table:style-name="Tabla23.B2" office:value-type="string">
            <text:p text:style-name="P52">CU004, CU020, CU021</text:p>
          </table:table-cell>
        </table:table-row>
        <table:table-row>
          <table:table-cell table:style-name="Tabla23.A2" office:value-type="string">
            <text:p text:style-name="P52">Resumen:</text:p>
          </table:table-cell>
          <table:table-cell table:style-name="Tabla23.B2" office:value-type="string">
            <text:p text:style-name="P53">El usuario selecciona el servicio al que quiera modificar la imagen que tenga, ingresa la nueva imagen y presiona el botón de actualizar imagen, la imagen se actualiza.</text:p>
          </table:table-cell>
        </table:table-row>
        <table:table-row>
          <table:table-cell table:style-name="Tabla23.A2" office:value-type="string">
            <text:p text:style-name="P52">Tipo:</text:p>
          </table:table-cell>
          <table:table-cell table:style-name="Tabla23.B2" office:value-type="string">
            <text:p text:style-name="P52">Secundario</text:p>
          </table:table-cell>
        </table:table-row>
        <table:table-row>
          <table:table-cell table:style-name="Tabla23.A2" office:value-type="string">
            <text:p text:style-name="P52">Referencias:</text:p>
          </table:table-cell>
          <table:table-cell table:style-name="Tabla23.B2" office:value-type="string">
            <text:p text:style-name="P52">CU023, CU024</text:p>
          </table:table-cell>
        </table:table-row>
      </table:table>
      <table:table table:name="Tabla24" table:style-name="Tabla24">
        <table:table-column table:style-name="Tabla24.A" table:number-columns-repeated="2"/>
        <text:soft-page-break/>
        <table:table-row>
          <table:table-cell table:style-name="Tabla24.A1" office:value-type="string">
            <text:p text:style-name="P52">Acción de los actores</text:p>
          </table:table-cell>
          <table:table-cell table:style-name="Tabla24.B1" office:value-type="string">
            <text:p text:style-name="P52">Respuesta del sistema</text:p>
          </table:table-cell>
        </table:table-row>
        <table:table-row>
          <table:table-cell table:style-name="Tabla24.A2" office:value-type="string">
            <text:p text:style-name="P52">1. comienza cuando el usuario navega a la pagina de servicios</text:p>
          </table:table-cell>
          <table:table-cell table:style-name="Tabla24.B2" office:value-type="string">
            <text:p text:style-name="P3"/>
          </table:table-cell>
        </table:table-row>
        <table:table-row>
          <table:table-cell table:style-name="Tabla24.A2" office:value-type="string">
            <text:p text:style-name="P52">2. escoge un servicio de los mostrados</text:p>
          </table:table-cell>
          <table:table-cell table:style-name="Tabla24.B2" office:value-type="string">
            <text:p text:style-name="P52">3. el sistema trae la información del servicio.</text:p>
          </table:table-cell>
        </table:table-row>
        <table:table-row>
          <table:table-cell table:style-name="Tabla24.A2" office:value-type="string">
            <text:p text:style-name="P52">4. <text:span text:style-name="T21">el usuario ingresa la nueva imagen del servicio.</text:span></text:p>
          </table:table-cell>
          <table:table-cell table:style-name="Tabla24.B2" office:value-type="string">
            <text:p text:style-name="P54"/>
          </table:table-cell>
        </table:table-row>
        <table:table-row>
          <table:table-cell table:style-name="Tabla24.A2" office:value-type="string">
            <text:p text:style-name="P54">5. presiona el botón de guardar</text:p>
          </table:table-cell>
          <table:table-cell table:style-name="Tabla24.B2" office:value-type="string">
            <text:p text:style-name="P54">6. el sistema actualiza la imagen del servicio.</text:p>
          </table:table-cell>
        </table:table-row>
      </table:table>
      <text:p text:style-name="P18"/>
      <text:p text:style-name="P19">Escenarios alternos:</text:p>
      <text:p text:style-name="P19"/>
      <text:p text:style-name="P19">5. la imagen ingresada no es valida, se notifica del error.</text:p>
      <text:p text:style-name="P19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54">Numero:</text:p>
          </table:table-cell>
          <table:table-cell table:style-name="Tabla25.B1" office:value-type="string">
            <text:p text:style-name="P54">CU023</text:p>
          </table:table-cell>
        </table:table-row>
        <table:table-row>
          <table:table-cell table:style-name="Tabla25.A2" office:value-type="string">
            <text:p text:style-name="P54">Caso de uso:</text:p>
          </table:table-cell>
          <table:table-cell table:style-name="Tabla25.B2" office:value-type="string">
            <text:p text:style-name="P54">Actualización de catalogo de servicios</text:p>
          </table:table-cell>
        </table:table-row>
        <table:table-row>
          <table:table-cell table:style-name="Tabla25.A2" office:value-type="string">
            <text:p text:style-name="P54">Actores:</text:p>
          </table:table-cell>
          <table:table-cell table:style-name="Tabla25.B2" office:value-type="string">
            <text:p text:style-name="P54">Usuario de servicios</text:p>
          </table:table-cell>
        </table:table-row>
        <table:table-row>
          <table:table-cell table:style-name="Tabla25.A2" office:value-type="string">
            <text:p text:style-name="P54">Propósito:</text:p>
          </table:table-cell>
          <table:table-cell table:style-name="Tabla25.B2" office:value-type="string">
            <text:p text:style-name="P54">Actualizar el catalogo actual de un servicio en especifico</text:p>
          </table:table-cell>
        </table:table-row>
        <table:table-row>
          <table:table-cell table:style-name="Tabla25.A2" office:value-type="string">
            <text:p text:style-name="P54">Precondición:</text:p>
          </table:table-cell>
          <table:table-cell table:style-name="Tabla25.B2" office:value-type="string">
            <text:p text:style-name="P54">CU004, CU020, CU021</text:p>
          </table:table-cell>
        </table:table-row>
        <table:table-row>
          <table:table-cell table:style-name="Tabla25.A2" office:value-type="string">
            <text:p text:style-name="P54">Resumen:</text:p>
          </table:table-cell>
          <table:table-cell table:style-name="Tabla25.B2" office:value-type="string">
            <text:p text:style-name="P55">El usuario selecciona el servicio al que quiera actualizar su catalogo, selecciona el nuevo catalogo y presiona el botón de actualizar catalogo, el catalogo es actualizado.</text:p>
          </table:table-cell>
        </table:table-row>
        <table:table-row>
          <table:table-cell table:style-name="Tabla25.A2" office:value-type="string">
            <text:p text:style-name="P54">Tipo:</text:p>
          </table:table-cell>
          <table:table-cell table:style-name="Tabla25.B2" office:value-type="string">
            <text:p text:style-name="P54">Primario</text:p>
          </table:table-cell>
        </table:table-row>
        <table:table-row>
          <table:table-cell table:style-name="Tabla25.A2" office:value-type="string">
            <text:p text:style-name="P54">Referencias:</text:p>
          </table:table-cell>
          <table:table-cell table:style-name="Tabla25.B2" office:value-type="string">
            <text:p text:style-name="P54">CU022, CU024</text:p>
          </table:table-cell>
        </table:table-row>
      </table:table>
      <text:p text:style-name="P19"/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P54">Acción de los actores</text:p>
          </table:table-cell>
          <table:table-cell table:style-name="Tabla26.B1" office:value-type="string">
            <text:p text:style-name="P54">Respuesta del sistema</text:p>
          </table:table-cell>
        </table:table-row>
        <table:table-row>
          <table:table-cell table:style-name="Tabla26.A2" office:value-type="string">
            <text:p text:style-name="P54">1. comienza cuando el usuario navega a la pagina de servicios</text:p>
          </table:table-cell>
          <table:table-cell table:style-name="Tabla26.B2" office:value-type="string">
            <text:p text:style-name="P3"/>
          </table:table-cell>
        </table:table-row>
        <table:table-row>
          <table:table-cell table:style-name="Tabla26.A2" office:value-type="string">
            <text:p text:style-name="P54">2. escoge un servicio de los mostrados</text:p>
          </table:table-cell>
          <table:table-cell table:style-name="Tabla26.B2" office:value-type="string">
            <text:p text:style-name="P54">3. el sistema trae la información del servicio.</text:p>
          </table:table-cell>
        </table:table-row>
        <table:table-row>
          <table:table-cell table:style-name="Tabla26.A2" office:value-type="string">
            <text:p text:style-name="P54">4. el usuario ingresa el nuevo catalogo de servicios</text:p>
          </table:table-cell>
          <table:table-cell table:style-name="Tabla26.B2" office:value-type="string">
            <text:p text:style-name="P3"/>
          </table:table-cell>
        </table:table-row>
        <table:table-row>
          <table:table-cell table:style-name="Tabla26.A2" office:value-type="string">
            <text:p text:style-name="P54">5. presiona el botón de guardar</text:p>
          </table:table-cell>
          <table:table-cell table:style-name="Tabla26.B2" office:value-type="string">
            <text:p text:style-name="P54">6. el sistema guarda el nuevo catalogo.</text:p>
          </table:table-cell>
        </table:table-row>
      </table:table>
      <text:p text:style-name="P19"/>
      <text:p text:style-name="P19">Escenarios alternos:</text:p>
      <text:p text:style-name="P19"/>
      <text:p text:style-name="P19">6. el catalogo ingresado no es valido, se notifica del error.</text:p>
      <text:p text:style-name="P19"/>
      <text:p text:style-name="P19"/>
      <text:p text:style-name="P19"/>
      <text:p text:style-name="P19"/>
      <text:p text:style-name="P19"/>
      <table:table table:name="Tabla27" table:style-name="Tabla27">
        <table:table-column table:style-name="Tabla27.A"/>
        <table:table-column table:style-name="Tabla27.B"/>
        <text:soft-page-break/>
        <table:table-row>
          <table:table-cell table:style-name="Tabla27.A1" office:value-type="string">
            <text:p text:style-name="P57">Numero:</text:p>
          </table:table-cell>
          <table:table-cell table:style-name="Tabla27.B1" office:value-type="string">
            <text:p text:style-name="P57">CU024</text:p>
          </table:table-cell>
        </table:table-row>
        <table:table-row>
          <table:table-cell table:style-name="Tabla27.A2" office:value-type="string">
            <text:p text:style-name="P57">Caso de uso:</text:p>
          </table:table-cell>
          <table:table-cell table:style-name="Tabla27.B2" office:value-type="string">
            <text:p text:style-name="P57">Gestión de servicios</text:p>
          </table:table-cell>
        </table:table-row>
        <table:table-row>
          <table:table-cell table:style-name="Tabla27.A2" office:value-type="string">
            <text:p text:style-name="P57">Actores:</text:p>
          </table:table-cell>
          <table:table-cell table:style-name="Tabla27.B2" office:value-type="string">
            <text:p text:style-name="P57">Usuario de servicios</text:p>
          </table:table-cell>
        </table:table-row>
        <table:table-row>
          <table:table-cell table:style-name="Tabla27.A2" office:value-type="string">
            <text:p text:style-name="P57">Propósito:</text:p>
          </table:table-cell>
          <table:table-cell table:style-name="Tabla27.B2" office:value-type="string">
            <text:p text:style-name="P57">Gestionar los datos de un servicio en especifico.</text:p>
          </table:table-cell>
        </table:table-row>
        <table:table-row>
          <table:table-cell table:style-name="Tabla27.A2" office:value-type="string">
            <text:p text:style-name="P57">Precondición:</text:p>
          </table:table-cell>
          <table:table-cell table:style-name="Tabla27.B2" office:value-type="string">
            <text:p text:style-name="P57">CU004, CU020, CU021</text:p>
          </table:table-cell>
        </table:table-row>
        <table:table-row>
          <table:table-cell table:style-name="Tabla27.A2" office:value-type="string">
            <text:p text:style-name="P57">Resumen:</text:p>
          </table:table-cell>
          <table:table-cell table:style-name="Tabla27.B2" office:value-type="string">
            <text:p text:style-name="P56">El usuario selecciona el servicio que quiera gestionar visualizara la información actual del servicio donde podrá cambiar la información como el nombre, el precio, la duración y los empleados que pueden realizar dicho servicio.</text:p>
          </table:table-cell>
        </table:table-row>
        <table:table-row>
          <table:table-cell table:style-name="Tabla27.A2" office:value-type="string">
            <text:p text:style-name="P57">Tipo:</text:p>
          </table:table-cell>
          <table:table-cell table:style-name="Tabla27.B2" office:value-type="string">
            <text:p text:style-name="P57">Primario</text:p>
          </table:table-cell>
        </table:table-row>
        <table:table-row>
          <table:table-cell table:style-name="Tabla27.A2" office:value-type="string">
            <text:p text:style-name="P57">Referencias:</text:p>
          </table:table-cell>
          <table:table-cell table:style-name="Tabla27.B2" office:value-type="string">
            <text:p text:style-name="P57">CU022, CU023</text:p>
          </table:table-cell>
        </table:table-row>
      </table:table>
      <text:p text:style-name="P19"/>
      <table:table table:name="Tabla28" table:style-name="Tabla28">
        <table:table-column table:style-name="Tabla28.A" table:number-columns-repeated="2"/>
        <table:table-row>
          <table:table-cell table:style-name="Tabla28.A1" office:value-type="string">
            <text:p text:style-name="P57">Acción de los actores</text:p>
          </table:table-cell>
          <table:table-cell table:style-name="Tabla28.B1" office:value-type="string">
            <text:p text:style-name="P57">Respuesta del sistema</text:p>
          </table:table-cell>
        </table:table-row>
        <table:table-row>
          <table:table-cell table:style-name="Tabla28.A2" office:value-type="string">
            <text:p text:style-name="P57">1. comienza cuando el usuario navega a la pagina de servicios</text:p>
          </table:table-cell>
          <table:table-cell table:style-name="Tabla28.B2" office:value-type="string">
            <text:p text:style-name="P3"/>
          </table:table-cell>
        </table:table-row>
        <table:table-row>
          <table:table-cell table:style-name="Tabla28.A2" office:value-type="string">
            <text:p text:style-name="P57">2. selecciona un servicio de los mostrados</text:p>
          </table:table-cell>
          <table:table-cell table:style-name="Tabla28.B2" office:value-type="string">
            <text:p text:style-name="P57">3. el sistema trae la información del servicio</text:p>
          </table:table-cell>
        </table:table-row>
        <table:table-row>
          <table:table-cell table:style-name="Tabla28.A2" office:value-type="string">
            <text:p text:style-name="P57">4. el usuario cambia la información que quiera como el nombre, precio, duración, entre otros</text:p>
          </table:table-cell>
          <table:table-cell table:style-name="Tabla28.B2" office:value-type="string">
            <text:p text:style-name="P3"/>
          </table:table-cell>
        </table:table-row>
        <table:table-row>
          <table:table-cell table:style-name="Tabla28.A2" office:value-type="string">
            <text:p text:style-name="P57">5. presiona el botón de guardar</text:p>
          </table:table-cell>
          <table:table-cell table:style-name="Tabla28.B2" office:value-type="string">
            <text:p text:style-name="P57">6. el sistema guarda la información.</text:p>
          </table:table-cell>
        </table:table-row>
      </table:table>
      <text:p text:style-name="P19"/>
      <text:p text:style-name="P20">Escenarios alternos:</text:p>
      <text:p text:style-name="P20">6. los datos ingresados del servicio son inválidos, se notifica del error.</text:p>
      <text:p text:style-name="P20"/>
      <text:p text:style-name="P20">6. se ingresa un nombre con un servicio ya creado, se notifica del error.</text:p>
      <text:p text:style-name="P20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57">Numero:</text:p>
          </table:table-cell>
          <table:table-cell table:style-name="Tabla29.B1" office:value-type="string">
            <text:p text:style-name="P58">CU035</text:p>
          </table:table-cell>
        </table:table-row>
        <table:table-row>
          <table:table-cell table:style-name="Tabla29.A2" office:value-type="string">
            <text:p text:style-name="P57">Caso de uso:</text:p>
          </table:table-cell>
          <table:table-cell table:style-name="Tabla29.B2" office:value-type="string">
            <text:p text:style-name="P58">Actualizar foto de perfil</text:p>
          </table:table-cell>
        </table:table-row>
        <table:table-row>
          <table:table-cell table:style-name="Tabla29.A2" office:value-type="string">
            <text:p text:style-name="P57">Actores:</text:p>
          </table:table-cell>
          <table:table-cell table:style-name="Tabla29.B2" office:value-type="string">
            <text:p text:style-name="P58">Cliente, empleado</text:p>
          </table:table-cell>
        </table:table-row>
        <table:table-row>
          <table:table-cell table:style-name="Tabla29.A2" office:value-type="string">
            <text:p text:style-name="P57">Propósito:</text:p>
          </table:table-cell>
          <table:table-cell table:style-name="Tabla29.B2" office:value-type="string">
            <text:p text:style-name="P58">Actualizar la foto actual de perfil por una nueva</text:p>
          </table:table-cell>
        </table:table-row>
        <table:table-row>
          <table:table-cell table:style-name="Tabla29.A2" office:value-type="string">
            <text:p text:style-name="P57">Precondición:</text:p>
          </table:table-cell>
          <table:table-cell table:style-name="Tabla29.B2" office:value-type="string">
            <text:p text:style-name="P58">CU004</text:p>
          </table:table-cell>
        </table:table-row>
        <table:table-row>
          <table:table-cell table:style-name="Tabla29.A2" office:value-type="string">
            <text:p text:style-name="P57">Resumen:</text:p>
          </table:table-cell>
          <table:table-cell table:style-name="Tabla29.B2" office:value-type="string">
            <text:p text:style-name="P59">El usuario ingresa la nueva foto de perfil, presiona el botón de actualizar, se actualiza la imagen.</text:p>
          </table:table-cell>
        </table:table-row>
        <table:table-row>
          <table:table-cell table:style-name="Tabla29.A2" office:value-type="string">
            <text:p text:style-name="P57">Tipo:</text:p>
          </table:table-cell>
          <table:table-cell table:style-name="Tabla29.B2" office:value-type="string">
            <text:p text:style-name="P58">Secundario</text:p>
          </table:table-cell>
        </table:table-row>
        <table:table-row>
          <table:table-cell table:style-name="Tabla29.A2" office:value-type="string">
            <text:p text:style-name="P57">Referencias:</text:p>
          </table:table-cell>
          <table:table-cell table:style-name="Tabla29.B2" office:value-type="string">
            <text:p text:style-name="P58">CU001, CU002, CU003</text:p>
          </table:table-cell>
        </table:table-row>
      </table:table>
      <text:p text:style-name="P20"/>
      <text:p text:style-name="P20"/>
      <table:table table:name="Tabla30" table:style-name="Tabla30">
        <table:table-column table:style-name="Tabla30.A" table:number-columns-repeated="2"/>
        <text:soft-page-break/>
        <table:table-row>
          <table:table-cell table:style-name="Tabla30.A1" office:value-type="string">
            <text:p text:style-name="P58">Acción de los actores</text:p>
          </table:table-cell>
          <table:table-cell table:style-name="Tabla30.B1" office:value-type="string">
            <text:p text:style-name="P58">Respuesta del sistema</text:p>
          </table:table-cell>
        </table:table-row>
        <table:table-row>
          <table:table-cell table:style-name="Tabla30.A2" office:value-type="string">
            <text:p text:style-name="P58">1. comienza cuando el usuario navega a su perfil</text:p>
          </table:table-cell>
          <table:table-cell table:style-name="Tabla30.B2" office:value-type="string">
            <text:p text:style-name="P58">2. el sistema trae toda la información de su perfil</text:p>
          </table:table-cell>
        </table:table-row>
        <table:table-row>
          <table:table-cell table:style-name="Tabla30.A2" office:value-type="string">
            <text:p text:style-name="P58">3. el usuario ingresa la nueva foto de perfil</text:p>
          </table:table-cell>
          <table:table-cell table:style-name="Tabla30.B2" office:value-type="string">
            <text:p text:style-name="P3"/>
          </table:table-cell>
        </table:table-row>
        <table:table-row>
          <table:table-cell table:style-name="Tabla30.A2" office:value-type="string">
            <text:p text:style-name="P58">4. presiona el botón de guardar</text:p>
          </table:table-cell>
          <table:table-cell table:style-name="Tabla30.B2" office:value-type="string">
            <text:p text:style-name="P58">5. el sistema actualiza la foto de perfil</text:p>
          </table:table-cell>
        </table:table-row>
      </table:table>
      <text:p text:style-name="P20"/>
      <text:p text:style-name="P21">Escenarios alternos:</text:p>
      <text:p text:style-name="P21">5. la imagen ingresada por el usuario es invalida, se notifica del error.</text:p>
      <text:p text:style-name="P21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60">Numero:</text:p>
          </table:table-cell>
          <table:table-cell table:style-name="Tabla31.B1" office:value-type="string">
            <text:p text:style-name="P60">CU038</text:p>
          </table:table-cell>
        </table:table-row>
        <table:table-row>
          <table:table-cell table:style-name="Tabla31.A2" office:value-type="string">
            <text:p text:style-name="P60">Caso de uso:</text:p>
          </table:table-cell>
          <table:table-cell table:style-name="Tabla31.B2" office:value-type="string">
            <text:p text:style-name="P60">Gestión horario del salón</text:p>
          </table:table-cell>
        </table:table-row>
        <table:table-row>
          <table:table-cell table:style-name="Tabla31.A2" office:value-type="string">
            <text:p text:style-name="P60">Actores:</text:p>
          </table:table-cell>
          <table:table-cell table:style-name="Tabla31.B2" office:value-type="string">
            <text:p text:style-name="P60">Administrador</text:p>
          </table:table-cell>
        </table:table-row>
        <table:table-row>
          <table:table-cell table:style-name="Tabla31.A2" office:value-type="string">
            <text:p text:style-name="P60">Propósito:</text:p>
          </table:table-cell>
          <table:table-cell table:style-name="Tabla31.B2" office:value-type="string">
            <text:p text:style-name="P60">Gestionar el horario de atención al cliente</text:p>
          </table:table-cell>
        </table:table-row>
        <table:table-row>
          <table:table-cell table:style-name="Tabla31.A2" office:value-type="string">
            <text:p text:style-name="P60">Precondición:</text:p>
          </table:table-cell>
          <table:table-cell table:style-name="Tabla31.B2" office:value-type="string">
            <text:p text:style-name="P60">CU004</text:p>
          </table:table-cell>
        </table:table-row>
        <table:table-row>
          <table:table-cell table:style-name="Tabla31.A2" office:value-type="string">
            <text:p text:style-name="P60">Resumen:</text:p>
          </table:table-cell>
          <table:table-cell table:style-name="Tabla31.B2" office:value-type="string">
            <text:p text:style-name="P61">El administrador visualiza el horario actual del salón e ingresa el nuevo horario, presiona el botón de actualizar y el horario es actualizado.</text:p>
          </table:table-cell>
        </table:table-row>
        <table:table-row>
          <table:table-cell table:style-name="Tabla31.A2" office:value-type="string">
            <text:p text:style-name="P60">Tipo:</text:p>
          </table:table-cell>
          <table:table-cell table:style-name="Tabla31.B2" office:value-type="string">
            <text:p text:style-name="P60">Secundario</text:p>
          </table:table-cell>
        </table:table-row>
        <table:table-row>
          <table:table-cell table:style-name="Tabla31.A2" office:value-type="string">
            <text:p text:style-name="P60">Referencias:</text:p>
          </table:table-cell>
          <table:table-cell table:style-name="Tabla31.B2" office:value-type="string">
            <text:p text:style-name="P3"/>
          </table:table-cell>
        </table:table-row>
      </table:table>
      <text:p text:style-name="P21"/>
      <table:table table:name="Tabla32" table:style-name="Tabla32">
        <table:table-column table:style-name="Tabla32.A" table:number-columns-repeated="2"/>
        <table:table-row>
          <table:table-cell table:style-name="Tabla32.A1" office:value-type="string">
            <text:p text:style-name="P60">Acción de los actores</text:p>
          </table:table-cell>
          <table:table-cell table:style-name="Tabla32.B1" office:value-type="string">
            <text:p text:style-name="P60">Respuesta del sistema</text:p>
          </table:table-cell>
        </table:table-row>
        <table:table-row>
          <table:table-cell table:style-name="Tabla32.A2" office:value-type="string">
            <text:p text:style-name="P60">1. comienza cuando el administrador navega a la pagina de gestión de horario.</text:p>
          </table:table-cell>
          <table:table-cell table:style-name="Tabla32.B2" office:value-type="string">
            <text:p text:style-name="P60">2. el sistema trae el horario actual</text:p>
          </table:table-cell>
        </table:table-row>
        <table:table-row>
          <table:table-cell table:style-name="Tabla32.A2" office:value-type="string">
            <text:p text:style-name="P60">3. el administrador ingresa un nuevo horario de atención.</text:p>
          </table:table-cell>
          <table:table-cell table:style-name="Tabla32.B2" office:value-type="string">
            <text:p text:style-name="P3"/>
          </table:table-cell>
        </table:table-row>
        <table:table-row>
          <table:table-cell table:style-name="Tabla32.A2" office:value-type="string">
            <text:p text:style-name="P60">4. presiona el botón de guardar.</text:p>
          </table:table-cell>
          <table:table-cell table:style-name="Tabla32.B2" office:value-type="string">
            <text:p text:style-name="P60">5. el sistema actualiza el horario.</text:p>
          </table:table-cell>
        </table:table-row>
      </table:table>
      <text:p text:style-name="P21"/>
      <text:p text:style-name="P22">Escenarios alternos:</text:p>
      <text:p text:style-name="P22">5. el horario ingresado por el administrado es invalido, se notifica del error.</text:p>
      <text:p text:style-name="P22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64">Numero:</text:p>
          </table:table-cell>
          <table:table-cell table:style-name="Tabla33.B1" office:value-type="string">
            <text:p text:style-name="P64">CU039</text:p>
          </table:table-cell>
        </table:table-row>
        <table:table-row>
          <table:table-cell table:style-name="Tabla33.A2" office:value-type="string">
            <text:p text:style-name="P64">Caso de uso:</text:p>
          </table:table-cell>
          <table:table-cell table:style-name="Tabla33.B2" office:value-type="string">
            <text:p text:style-name="P64">Gestión de perfil</text:p>
          </table:table-cell>
        </table:table-row>
        <table:table-row>
          <table:table-cell table:style-name="Tabla33.A2" office:value-type="string">
            <text:p text:style-name="P64">Actores:</text:p>
          </table:table-cell>
          <table:table-cell table:style-name="Tabla33.B2" office:value-type="string">
            <text:p text:style-name="P64">Cliente</text:p>
          </table:table-cell>
        </table:table-row>
        <table:table-row>
          <table:table-cell table:style-name="Tabla33.A2" office:value-type="string">
            <text:p text:style-name="P64">Propósito:</text:p>
          </table:table-cell>
          <table:table-cell table:style-name="Tabla33.B2" office:value-type="string">
            <text:p text:style-name="P64">Actualizar la información actual del cliente</text:p>
          </table:table-cell>
        </table:table-row>
        <table:table-row>
          <table:table-cell table:style-name="Tabla33.A2" office:value-type="string">
            <text:p text:style-name="P64">Precondición:</text:p>
          </table:table-cell>
          <table:table-cell table:style-name="Tabla33.B2" office:value-type="string">
            <text:p text:style-name="P64">CU004</text:p>
          </table:table-cell>
        </table:table-row>
        <table:table-row>
          <table:table-cell table:style-name="Tabla33.A2" office:value-type="string">
            <text:p text:style-name="P64">Resumen:</text:p>
          </table:table-cell>
          <table:table-cell table:style-name="Tabla33.B2" office:value-type="string">
            <text:p text:style-name="P62">El cliente visualiza su información actual y actualiza cualquiera de sus datos como gustos, <text:soft-page-break/>hobbies, etc. presiona el botón de actualizar y se actualizan los datos.</text:p>
          </table:table-cell>
        </table:table-row>
        <table:table-row>
          <table:table-cell table:style-name="Tabla33.A2" office:value-type="string">
            <text:p text:style-name="P64">Tipo:</text:p>
          </table:table-cell>
          <table:table-cell table:style-name="Tabla33.B2" office:value-type="string">
            <text:p text:style-name="P64">Primario</text:p>
          </table:table-cell>
        </table:table-row>
        <table:table-row>
          <table:table-cell table:style-name="Tabla33.A2" office:value-type="string">
            <text:p text:style-name="P64">Referencias:</text:p>
          </table:table-cell>
          <table:table-cell table:style-name="Tabla33.B2" office:value-type="string">
            <text:p text:style-name="P64">CU001</text:p>
          </table:table-cell>
        </table:table-row>
      </table:table>
      <text:p text:style-name="P22"/>
      <table:table table:name="Tabla34" table:style-name="Tabla34">
        <table:table-column table:style-name="Tabla34.A" table:number-columns-repeated="2"/>
        <table:table-row>
          <table:table-cell table:style-name="Tabla34.A1" office:value-type="string">
            <text:p text:style-name="P65">Acción de los actores</text:p>
          </table:table-cell>
          <table:table-cell table:style-name="Tabla34.B1" office:value-type="string">
            <text:p text:style-name="P65">Respuesta del sistema</text:p>
          </table:table-cell>
        </table:table-row>
        <table:table-row>
          <table:table-cell table:style-name="Tabla34.A2" office:value-type="string">
            <text:p text:style-name="P65">1. comienza cuando el cliente navega a la pagina de su perfil</text:p>
          </table:table-cell>
          <table:table-cell table:style-name="Tabla34.B2" office:value-type="string">
            <text:p text:style-name="P65">2. el sistema trae toda la información del perfil del cliente.</text:p>
          </table:table-cell>
        </table:table-row>
        <table:table-row>
          <table:table-cell table:style-name="Tabla34.A2" office:value-type="string">
            <text:p text:style-name="P65">3. el cliente modifica la información que quiera de su perfil.</text:p>
          </table:table-cell>
          <table:table-cell table:style-name="Tabla34.B2" office:value-type="string">
            <text:p text:style-name="P3"/>
          </table:table-cell>
        </table:table-row>
        <table:table-row>
          <table:table-cell table:style-name="Tabla34.A2" office:value-type="string">
            <text:p text:style-name="P65">4. presiona el botón de guardar</text:p>
          </table:table-cell>
          <table:table-cell table:style-name="Tabla34.B2" office:value-type="string">
            <text:p text:style-name="P65">5. el sistema actualiza el perfil</text:p>
          </table:table-cell>
        </table:table-row>
      </table:table>
      <text:p text:style-name="P22"/>
      <text:p text:style-name="P23">Escenarios alternos:</text:p>
      <text:p text:style-name="P23">5. los datos ingresados del perfil son inválidos, se notifica del error.</text:p>
      <text:p text:style-name="P23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66">Numero:</text:p>
          </table:table-cell>
          <table:table-cell table:style-name="Tabla35.B1" office:value-type="string">
            <text:p text:style-name="P66">CU040</text:p>
          </table:table-cell>
        </table:table-row>
        <table:table-row>
          <table:table-cell table:style-name="Tabla35.A2" office:value-type="string">
            <text:p text:style-name="P66">Caso de uso:</text:p>
          </table:table-cell>
          <table:table-cell table:style-name="Tabla35.B2" office:value-type="string">
            <text:p text:style-name="P66">Actualizar contraseña</text:p>
          </table:table-cell>
        </table:table-row>
        <table:table-row>
          <table:table-cell table:style-name="Tabla35.A2" office:value-type="string">
            <text:p text:style-name="P66">Actores:</text:p>
          </table:table-cell>
          <table:table-cell table:style-name="Tabla35.B2" office:value-type="string">
            <text:p text:style-name="P63">Cliente, administrador, usuario de marketing, usuario de servicios</text:p>
          </table:table-cell>
        </table:table-row>
        <table:table-row>
          <table:table-cell table:style-name="Tabla35.A2" office:value-type="string">
            <text:p text:style-name="P66">Propósito:</text:p>
          </table:table-cell>
          <table:table-cell table:style-name="Tabla35.B2" office:value-type="string">
            <text:p text:style-name="P66">Actualizar la contraseña actual</text:p>
          </table:table-cell>
        </table:table-row>
        <table:table-row>
          <table:table-cell table:style-name="Tabla35.A2" office:value-type="string">
            <text:p text:style-name="P66">Precondición:</text:p>
          </table:table-cell>
          <table:table-cell table:style-name="Tabla35.B2" office:value-type="string">
            <text:p text:style-name="P66">CU004</text:p>
          </table:table-cell>
        </table:table-row>
        <table:table-row>
          <table:table-cell table:style-name="Tabla35.A2" office:value-type="string">
            <text:p text:style-name="P66">Resumen:</text:p>
          </table:table-cell>
          <table:table-cell table:style-name="Tabla35.B2" office:value-type="string">
            <text:p text:style-name="P63">El usuario ingresa la contraseña actual, la contraseña nueva y la confirmación de la nueva contraseña, presiona el botón de actualizar y la contraseña es actualizada.</text:p>
          </table:table-cell>
        </table:table-row>
        <table:table-row>
          <table:table-cell table:style-name="Tabla35.A2" office:value-type="string">
            <text:p text:style-name="P66">Tipo:</text:p>
          </table:table-cell>
          <table:table-cell table:style-name="Tabla35.B2" office:value-type="string">
            <text:p text:style-name="P66">Primario</text:p>
          </table:table-cell>
        </table:table-row>
        <table:table-row>
          <table:table-cell table:style-name="Tabla35.A2" office:value-type="string">
            <text:p text:style-name="P66">Referencias:</text:p>
          </table:table-cell>
          <table:table-cell table:style-name="Tabla35.B2" office:value-type="string">
            <text:p text:style-name="P3"/>
          </table:table-cell>
        </table:table-row>
      </table:table>
      <text:p text:style-name="P23"/>
      <table:table table:name="Tabla36" table:style-name="Tabla36">
        <table:table-column table:style-name="Tabla36.A" table:number-columns-repeated="2"/>
        <table:table-row>
          <table:table-cell table:style-name="Tabla36.A1" office:value-type="string">
            <text:p text:style-name="P66">Acción de los actores</text:p>
          </table:table-cell>
          <table:table-cell table:style-name="Tabla36.B1" office:value-type="string">
            <text:p text:style-name="P66">Respuesta del sistema</text:p>
          </table:table-cell>
        </table:table-row>
        <table:table-row>
          <table:table-cell table:style-name="Tabla36.A2" office:value-type="string">
            <text:p text:style-name="P66">1. comienza cuando el usuario navega a la pagina de su perfil</text:p>
          </table:table-cell>
          <table:table-cell table:style-name="Tabla36.B2" office:value-type="string">
            <text:p text:style-name="P66"/>
          </table:table-cell>
        </table:table-row>
        <table:table-row>
          <table:table-cell table:style-name="Tabla36.A2" office:value-type="string">
            <text:p text:style-name="P66">2. el usuario ingresa su contraseña actual, la nueva contraseña y la confirmación de la nueva contraseña.</text:p>
          </table:table-cell>
          <table:table-cell table:style-name="Tabla36.B2" office:value-type="string">
            <text:p text:style-name="P3"/>
          </table:table-cell>
        </table:table-row>
        <table:table-row>
          <table:table-cell table:style-name="Tabla36.A2" office:value-type="string">
            <text:p text:style-name="P66">3. presiona el botón de guardar</text:p>
          </table:table-cell>
          <table:table-cell table:style-name="Tabla36.B2" office:value-type="string">
            <text:p text:style-name="P66">4. se actualiza la contraseña</text:p>
          </table:table-cell>
        </table:table-row>
      </table:table>
      <text:p text:style-name="P23"/>
      <text:p text:style-name="P24">Escenarios alternos:</text:p>
      <text:p text:style-name="P24">2. la contraseña nueva no coincide con la confirmación, se notifica del error.</text:p>
      <text:p text:style-name="P24"/>
      <text:p text:style-name="P24"><text:soft-page-break/>4. la contraseña nueva es demasiado débil, se notifica del error.</text:p>
      <text:p text:style-name="P24"/>
      <text:p text:style-name="P24">4. la contraseña actual es incorrecta, se notifica del err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01:36:01.915286100</meta:creation-date>
    <dc:date>2025-03-27T03:51:37.729670501</dc:date>
    <meta:editing-duration>PT1H45M32S</meta:editing-duration>
    <meta:editing-cycles>7</meta:editing-cycles>
    <meta:generator>LibreOffice/24.2.7.2$Linux_X86_64 LibreOffice_project/420$Build-2</meta:generator>
    <meta:print-date>2025-03-27T03:51:04.830406961</meta:print-date>
    <meta:printed-by>Archivos PDF</meta:printed-by>
    <meta:document-statistic meta:table-count="36" meta:image-count="0" meta:object-count="0" meta:page-count="13" meta:paragraph-count="456" meta:word-count="2517" meta:character-count="15426" meta:non-whitespace-character-count="13362"/>
  </office:meta>
</office:document-meta>
</file>